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6699ff" draw:stroke="solid" draw:stroke-linejoin="miter" fo:margin="1.000000000000000pt" style:wrap="biggest" style:wrap-dynamic-threshold="0.000000000000000pt" svg:fill-rule="evenodd" svg:stroke-color="#000000" svg:stroke-opacity="1" svg:stroke-width="1.024699970000000pt"/>
    </style:style>
    <style:style style:name="gr3" style:family="graphic">
      <style:graphic-properties draw:fill="solid" draw:fill-color="#ffffff" draw:stroke="none" fo:margin="1.000000000000000pt" style:wrap="biggest" style:wrap-dynamic-threshold="0.000000000000000pt" svg:fill-rule="evenodd"/>
    </style:style>
    <style:style style:name="gr4" style:family="graphic">
      <style:graphic-properties draw:fill="solid" draw:fill-color="#ffffff" draw:stroke="none" fo:margin="1.000000000000000pt" style:wrap="biggest" style:wrap-dynamic-threshold="0.000000000000000pt" svg:fill-rule="nonzero"/>
    </style:style>
    <style:style style:name="gr5" style:family="graphic">
      <style:graphic-properties draw:fill="solid" draw:fill-color="#6699ff" draw:stroke="solid" draw:stroke-linejoin="miter" fo:margin="1.000000000000000pt" style:wrap="biggest" style:wrap-dynamic-threshold="0.000000000000000pt" svg:fill-rule="evenodd" svg:stroke-color="#6699ff" svg:stroke-opacity="1" svg:stroke-width="2.990784072000000pt"/>
    </style:style>
    <style:style style:name="gr6" style:family="graphic">
      <style:graphic-properties draw:fill="solid" draw:fill-color="#6699ff"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g872"/>
        </draw:layer-set>
        <draw:g draw:style-name="gr1" draw:id="shape1" svg:y="-0.03558925482pt">
          <draw:rect draw:style-name="gr2" draw:id="shape2" draw:name="rect149" draw:layer="g872" svg:width="850.39200000000pt" svg:height="595.27553600000pt" draw:transform="matrix(-0.16770076000 0.00000000000 0.00000000000 -0.16770076000 142.69730316950pt 99.91408186675pt)"/>
          <draw:g draw:style-name="gr1" draw:id="shape3" draw:name="g799" svg:y="11.14390448474pt">
            <draw:g draw:style-name="gr1" draw:id="shape4" draw:name="g1730" svg:y="7.62032745226pt">
              <draw:g draw:style-name="gr1" draw:id="shape5" draw:name="g867" svg:y="0.00000000000pt">
                <draw:g draw:style-name="gr1" draw:id="shape6" draw:name="g728" svg:y="0.00000000000pt">
                  <draw:rect draw:style-name="gr3" draw:id="shape7" draw:name="rect582" draw:layer="g872" svg:width="4.66216392000pt" svg:height="117.05614400000pt" draw:transform="matrix(0.16770076000 0.00000000000 0.00000000000 0.16770076000 71.17532111314pt 50.37395453915pt)"/>
                  <draw:rect draw:style-name="gr3" draw:id="shape8" draw:name="rect589" draw:layer="g872" svg:width="4.66216392000pt" svg:height="117.05614400000pt" draw:transform="matrix(0.11849064899 0.11867394592 -0.11867394592 0.11849064899 67.30759455476pt 48.44589220818pt)"/>
                  <draw:rect draw:style-name="gr3" draw:id="shape9" draw:name="rect590" draw:layer="g872" svg:width="4.66216320000pt" svg:height="117.05612800000pt" draw:transform="matrix(-0.00020083340 0.16770059230 -0.16770059230 -0.00020083340 65.97963105303pt 44.35668255790pt)"/>
                  <draw:rect draw:style-name="gr3" draw:id="shape10" draw:name="rect591" draw:layer="g872" svg:width="4.66216392000pt" svg:height="117.05615200000pt" draw:transform="matrix(-0.11859898368 0.11856561123 -0.11856561123 -0.11859898368 67.84319633523pt 40.57052403173pt)"/>
                  <draw:rect draw:style-name="gr3" draw:id="shape11" draw:name="rect592" draw:layer="g872" svg:width="4.66216544000pt" svg:height="117.05617600000pt" draw:transform="matrix(-0.16770076000 -0.00015321640 0.00015321640 -0.16770076000 72.02214934050pt 38.95831098676pt)"/>
                  <draw:rect draw:style-name="gr3" draw:id="shape12" draw:name="rect593" draw:layer="g872" svg:width="4.66216392000pt" svg:height="117.05615200000pt" draw:transform="matrix(-0.11842356868 -0.11874102622 0.11874102622 -0.11842356868 76.25455685404pt 40.83092757719pt)"/>
                  <draw:rect draw:style-name="gr3" draw:id="shape13" draw:name="rect594" draw:layer="g872" svg:width="4.66216472000pt" svg:height="117.05616800000pt" draw:transform="matrix(-0.00021119898 -0.16770059230 0.16770059230 -0.00021119898 77.77035514946pt 45.19994391195pt)"/>
                  <draw:rect draw:style-name="gr3" draw:id="shape14" draw:name="rect595" draw:layer="g872" svg:width="4.66216392000pt" svg:height="117.05615200000pt" draw:transform="matrix(0.11848327015 -0.11868132475 0.11868132475 0.11848327015 75.50397663184pt 49.19525398959pt)"/>
                  <draw:path draw:style-name="gr3" draw:id="shape15" draw:name="path598" draw:layer="g872" svg:width="309.21556159352pt" svg:height="309.21550595519pt" draw:transform="matrix(0.16770076000 0.00000000000 0.00000000000 0.16770076000 45.98269511374pt 18.72864268218pt)" svg:viewBox="0 0 309 309" svg:d="M208.731 9.81576C288.656 39.6923 329.276 128.807 299.4 208.73C269.523 288.656 180.409 329.276 100.485 299.4C20.5594 269.523 -20.0604 180.409 9.81618 100.484C39.6919 20.5597 128.806 -20.06 208.731 9.81576ZM206.766 15.0739C283.788 43.8646 322.933 129.743 294.141 206.765C265.351 283.788 179.473 322.933 102.45 294.142C25.4268 265.351 -13.7172 179.472 15.0735 102.449C43.865 25.4272 129.744 -13.7176 206.766 15.0739Z" koffice:nodeTypes="cccccccccc"/>
                  <draw:path draw:style-name="gr3" draw:id="shape16" draw:name="path603" draw:layer="g872" svg:width="249.83595150460pt" svg:height="249.83667958340pt" draw:transform="matrix(0.16770076000 0.00000000000 0.00000000000 0.16770076000 51.02963951794pt 23.77551664082pt)" svg:viewBox="0 0 250 250" svg:d="M168.648 7.93098C233.225 32.0699 266.044 104.071 241.905 168.649C217.767 233.225 145.765 266.045 81.1881 241.905C16.6111 217.767 -16.2079 145.765 7.93097 81.1882C32.0698 16.6111 104.071 -16.2079 168.648 7.93098ZM166.755 12.9939C228.537 36.0886 259.936 104.974 236.843 166.756C213.748 228.538 144.863 259.938 83.0809 236.843C21.2982 213.748 -10.1008 144.863 12.9939 83.081C36.0877 21.299 104.974 -10.1 166.755 12.9939Z" koffice:nodeTypes="cccccccccc"/>
                  <draw:path draw:style-name="gr3" draw:id="shape17" draw:name="path606" draw:layer="g872" svg:width="192.54078900561pt" svg:height="192.54156285800pt" draw:transform="matrix(0.16770076000 0.00000000000 0.00000000000 0.16770076000 55.82142267311pt 28.56737209372pt)" svg:viewBox="0 0 193 193" svg:d="M129.972 6.11244C179.74 24.7155 205.031 80.2048 186.429 129.972C167.826 179.74 112.337 205.033 62.5689 186.429C12.8022 167.826 -12.4909 112.337 6.11205 62.5695C24.715 12.8019 80.2041 -12.4913 129.972 6.11244ZM128.07 11.2028C175.027 28.7555 198.893 81.1124 181.339 128.07C163.786 175.028 111.43 198.893 64.4716 181.34C17.5136 163.787 -6.35106 111.43 11.2016 64.4722C28.755 17.5141 81.1118 -6.3507 128.07 11.2028Z" koffice:nodeTypes="cccccccccc"/>
                  <draw:path draw:style-name="gr3" draw:id="shape18" draw:name="path609" draw:layer="g872" svg:width="136.68493041675pt" svg:height="136.68450702623pt" draw:transform="matrix(0.16770076000 0.00000000000 0.00000000000 0.16770076000 60.46905175758pt 33.21513338396pt)" svg:viewBox="0 0 137 137" svg:d="M92.2674 4.33861C127.597 17.545 145.552 56.9371 132.346 92.2667C119.14 127.597 79.7482 145.552 44.4177 132.345C9.08799 119.139 -8.86735 79.7476 4.33905 44.4179C17.5454 9.08833 56.9377 -8.86694 92.2674 4.33861ZM90.531 8.98525C123.296 21.2335 139.948 57.7649 127.699 90.5303C115.452 123.295 78.9204 139.946 46.1549 127.699C13.3902 115.451 -3.2618 78.9197 8.9857 46.1543C21.234 13.3897 57.7655 -3.26221 90.531 8.98525Z" koffice:nodeTypes="cccccccccc"/>
                  <draw:path draw:style-name="gr3" draw:id="shape19" draw:name="path612" draw:layer="g872" svg:width="74.98912992365pt" svg:height="74.98904032746pt" draw:transform="matrix(0.16770076000 0.00000000000 0.00000000000 0.16770076000 65.69715427966pt 38.44303252733pt)" svg:viewBox="0 0 75 75" svg:d="M50.6198 2.3806C70.0033 9.62614 79.8541 31.2371 72.6085 50.6205C65.363 70.0032 43.752 79.854 24.3685 72.6084C4.98584 65.3637 -4.86494 43.7519 2.3806 24.3692C9.62534 4.98584 31.2372 -4.86494 50.6198 2.3806ZM48.7265 7.44692C65.3131 13.6471 73.7432 32.1407 67.543 48.7272C61.3428 65.3146 42.8484 73.7439 26.2619 67.5437C9.67527 61.3435 1.24509 42.8499 7.44532 26.2634C13.6456 9.67607 32.14 1.24669 48.7265 7.44692Z" koffice:nodeTypes="cccccccccc"/>
                </draw:g>
                <draw:path draw:style-name="gr4" draw:id="shape20" draw:name="path727" draw:layer="g872" svg:width="1956.50443251534pt" svg:height="2105.13746947668pt" draw:transform="matrix(0.02102330268 -0.00511849719 0.00511849719 0.02102330268 43.26568055114pt 30.23727454647pt)" svg:viewBox="0 0 1957 2105" svg:d="M1772.73 1583.11C1772.73 1589.36 1768.98 1604.36 1771.48 1608.1C1773.98 1613.11 1785.23 1613.11 1790.23 1611.85C1803.98 1608.1 1818.99 1591.85 1826.49 1579.36C1831.49 1573.11 1835.24 1565.61 1835.24 1556.85C1835.24 1556.85 1828.99 1528.1 1828.99 1528.1C1827.74 1518.1 1826.49 1500.61 1816.49 1495.61C1817.74 1493.11 1821.49 1489.36 1821.49 1485.61C1820.24 1474.36 1801.48 1475.61 1793.98 1483.11C1790.23 1486.85 1790.23 1495.61 1788.98 1500.61C1787.73 1510.61 1782.73 1530.61 1777.73 1539.36C1772.73 1548.1 1760.23 1559.36 1758.98 1569.36C1758.98 1576.85 1766.48 1581.85 1772.73 1583.11ZM1166.4 1450.61C1166.4 1450.61 1168.9 1458.1 1168.9 1458.1C1168.9 1459.36 1170.15 1461.85 1171.4 1461.85C1178.9 1470.61 1192.66 1453.11 1178.9 1449.36C1177.65 1449.36 1175.15 1448.1 1173.9 1449.36C1171.4 1449.36 1168.9 1449.36 1166.4 1450.61ZM1177.65 1433.11C1171.4 1438.1 1168.9 1441.85 1177.65 1446.85C1177.65 1446.85 1177.65 1433.11 1177.65 1433.11ZM1040.14 1310.6C1030.13 1318.09 1031.38 1313.1 1026.38 1315.6C1022.63 1318.09 1025.13 1321.84 1021.38 1326.84C1020.13 1329.35 1016.38 1330.6 1016.38 1333.1C1015.13 1336.84 1018.88 1339.35 1022.63 1340.6C1027.63 1341.84 1042.64 1341.84 1047.64 1339.35C1052.64 1335.6 1051.39 1330.6 1053.89 1326.84C1055.14 1325.6 1057.64 1323.1 1058.89 1321.84C1060.14 1315.6 1047.64 1306.84 1040.14 1310.6ZM1402.68 1304.35C1402.68 1304.35 1402.68 1316.84 1402.68 1316.84C1402.68 1316.84 1400.18 1326.84 1400.18 1326.84C1413.93 1325.6 1422.69 1321.84 1435.19 1318.09C1438.94 1316.84 1446.44 1314.35 1448.94 1316.84C1452.69 1319.35 1450.19 1323.1 1448.94 1325.6C1446.44 1330.6 1437.69 1339.35 1433.94 1343.1C1422.69 1353.1 1407.68 1353.1 1393.93 1363.1C1386.43 1369.35 1383.93 1375.6 1376.43 1381.84C1368.93 1388.09 1363.93 1389.35 1360.18 1391.85C1356.43 1395.61 1358.93 1398.1 1351.43 1401.85C1351.43 1401.85 1356.43 1393.11 1356.43 1393.11C1352.68 1391.85 1347.68 1391.85 1345.17 1388.09C1343.92 1384.35 1343.92 1380.6 1345.17 1376.84C1347.68 1369.35 1351.43 1349.35 1356.43 1344.35C1357.68 1343.1 1367.68 1340.6 1371.43 1339.35C1371.43 1339.35 1368.93 1346.84 1368.93 1346.84C1372.68 1346.84 1378.93 1346.84 1381.43 1345.6C1387.68 1344.35 1395.18 1331.84 1398.93 1326.84C1398.93 1326.84 1381.43 1331.84 1381.43 1331.84C1385.18 1324.35 1395.18 1309.35 1402.68 1304.35ZM1066.39 1311.84C1062.64 1323.1 1070.14 1319.35 1073.89 1324.35C1076.39 1326.84 1076.39 1330.6 1076.39 1334.35C1076.39 1334.35 1066.39 1335.6 1066.39 1335.6C1066.39 1335.6 1061.39 1341.84 1061.39 1341.84C1061.39 1341.84 1055.14 1348.09 1055.14 1348.09C1055.14 1348.09 1071.39 1354.35 1071.39 1354.35C1062.64 1356.84 1057.64 1355.6 1051.39 1363.1C1051.39 1363.1 1072.64 1363.1 1072.64 1363.1C1086.39 1364.35 1096.39 1368.09 1110.14 1361.84C1110.14 1361.84 1107.64 1359.35 1107.64 1359.35C1107.64 1359.35 1112.64 1348.09 1112.64 1348.09C1112.64 1348.09 1103.89 1341.84 1103.89 1341.84C1103.89 1341.84 1101.39 1334.35 1101.39 1334.35C1101.39 1334.35 1087.64 1314.35 1087.64 1314.35C1087.64 1314.35 1082.64 1311.84 1082.64 1311.84C1087.64 1306.84 1097.64 1298.09 1085.14 1294.35C1085.14 1294.35 1078.89 1293.1 1078.89 1293.1C1078.89 1293.1 1085.14 1286.84 1085.14 1286.84C1077.64 1285.6 1071.39 1284.35 1065.14 1289.35C1057.64 1296.84 1056.39 1306.84 1066.39 1311.84ZM1076.39 1150.6C1076.39 1150.6 1075.14 1159.35 1075.14 1159.35C1075.14 1159.35 1072.64 1155.6 1072.64 1155.6C1072.64 1155.6 1071.39 1170.6 1071.39 1170.6C1072.64 1179.35 1082.64 1176.84 1085.14 1174.35C1087.64 1173.1 1088.89 1168.09 1088.89 1165.6C1088.89 1163.1 1087.64 1160.6 1086.39 1159.35C1083.89 1158.09 1082.64 1158.09 1080.14 1158.09C1080.14 1158.09 1080.14 1150.6 1080.14 1150.6C1080.14 1150.6 1076.39 1150.6 1076.39 1150.6ZM47.5062 1138.09C45.0059 1156.84 50.0065 1156.84 52.5068 1173.1C53.7574 1181.84 50.0065 1184.35 55.0072 1201.84C57.5075 1209.35 58.758 1216.84 66.255 1220.6C66.255 1199.35 65.0069 1186.84 60.0078 1166.84C56.2577 1154.35 52.5068 1153.1 50.0065 1138.09C50.0065 1138.09 47.5062 1138.09 47.5062 1138.09ZM1780.23 1085.6C1773.98 1088.09 1771.48 1091.84 1771.48 1098.09C1770.23 1104.35 1775.23 1109.35 1781.48 1108.09C1790.23 1105.6 1793.98 1084.35 1780.23 1085.6ZM610.077 978.084C606.325 984.34 605.077 990.588 611.325 995.588C611.325 989.34 613.83 983.092 610.077 978.084ZM975.125 1016.83C975.125 1016.83 978.877 1020.59 978.877 1020.59C988.879 1013.09 991.375 1008.08 998.88 1000.59C1005.13 994.34 1008.88 994.34 1012.63 991.836C1015.13 989.34 1015.13 986.836 1016.38 983.092C1018.88 978.084 1022.63 976.836 1022.63 968.083C1023.88 960.587 1020.13 949.339 1011.38 950.587C1011.38 950.587 1010.13 944.339 1010.13 944.339C1006.38 944.339 1000.13 945.587 996.376 948.083C992.631 950.587 993.879 955.587 988.879 959.339C982.63 965.587 972.628 968.083 970.124 969.339C966.372 970.587 967.628 974.34 961.371 978.084C952.626 983.092 947.625 979.34 942.625 980.588C936.368 981.836 926.366 990.588 921.366 994.34C913.869 1001.83 911.365 1006.83 907.62 1015.59C906.364 1018.08 903.868 1021.83 905.116 1024.34C906.364 1026.83 910.116 1026.83 912.621 1025.59C917.621 1024.34 928.871 1019.34 932.623 1020.59C936.368 1020.59 937.624 1023.09 940.12 1024.34C943.873 1025.59 946.369 1025.59 948.873 1026.83C951.37 1028.08 953.874 1031.83 956.37 1034.34C962.627 1038.08 970.124 1030.59 972.628 1025.59C973.877 1023.09 975.125 1020.59 975.125 1016.83ZM992.631 921.834C992.631 921.834 992.631 923.09 992.631 923.09C992.631 923.09 991.375 921.834 991.375 921.834C991.375 921.834 992.631 921.834 992.631 921.834ZM1002.63 931.834C1005.13 939.338 1016.38 948.083 1022.63 954.339C1025.13 953.091 1026.38 951.835 1027.63 949.339C1031.38 943.091 1031.38 930.586 1025.13 926.834C1021.38 924.338 1016.38 925.586 1012.63 926.834C1012.63 925.586 1011.38 921.834 1010.13 920.586C1001.38 910.585 986.374 935.586 1002.63 931.834ZM952.626 910.585C960.123 919.338 960.123 920.586 971.372 920.586C968.876 928.082 957.627 939.338 950.122 933.09C945.121 929.338 945.121 924.338 942.625 923.09C938.872 920.586 937.624 929.338 935.12 931.834C928.871 940.586 920.118 939.338 917.621 954.339C917.621 954.339 922.622 951.835 922.622 951.835C926.366 961.835 936.368 951.835 942.625 949.339C941.368 950.587 938.872 953.091 937.624 955.587C936.368 959.339 940.12 963.091 943.873 961.835C947.625 960.587 952.626 954.339 956.37 951.835C960.123 949.339 961.371 949.339 965.124 948.083C968.876 945.587 973.877 941.834 977.629 939.338C988.879 931.834 988.879 936.834 993.879 924.338C993.879 921.834 995.127 920.586 995.127 918.082C991.375 906.833 972.628 914.338 971.372 913.09C971.372 913.09 963.875 910.585 963.875 910.585C961.371 909.337 956.37 910.585 952.626 910.585ZM1010.13 913.09C1010.13 913.09 1003.88 913.09 1003.88 913.09C1003.88 913.09 1005.13 916.834 1005.13 916.834C1012.63 915.586 1017.63 915.586 1018.88 906.833C1012.63 906.833 1011.38 906.833 1010.13 913.09ZM617.582 901.833C617.582 901.833 608.829 929.338 608.829 929.338C608.829 929.338 610.077 941.834 610.077 941.834C610.077 941.834 612.582 966.835 612.582 966.835C616.326 961.835 623.831 945.587 625.079 939.338C625.079 939.338 627.584 929.338 627.584 929.338C628.832 921.834 630.08 919.338 627.584 911.834C627.584 911.834 618.83 918.082 618.83 918.082C618.83 918.082 620.079 901.833 620.079 901.833C620.079 901.833 617.582 901.833 617.582 901.833ZM1023.88 905.585C1023.88 898.081 1025.13 899.337 1031.38 900.585C1031.38 900.585 1032.63 888.081 1032.63 888.081C1028.88 889.337 1023.88 889.337 1020.13 891.833C1013.88 898.081 1013.88 904.337 1023.88 905.585ZM988.879 885.585C988.879 885.585 992.631 890.585 992.631 890.585C1001.38 889.337 1003.88 891.833 1011.38 894.337C1011.38 894.337 1008.88 889.337 1008.88 889.337C1008.88 889.337 1012.63 884.337 1012.63 884.337C1020.13 884.337 1021.38 878.08 1018.88 871.832C1017.63 870.584 1015.13 869.336 1013.88 868.08C1001.38 859.336 998.88 870.584 995.127 875.584C995.127 875.584 988.879 885.585 988.879 885.585ZM1021.38 884.337C1023.88 884.337 1026.38 884.337 1028.88 883.089C1033.88 879.336 1032.63 866.832 1028.88 864.336C1025.13 863.088 1022.63 866.832 1022.63 869.336C1022.63 869.336 1021.38 873.088 1021.38 873.088C1021.38 873.088 1021.38 879.336 1021.38 879.336C1021.38 879.336 1021.38 884.337 1021.38 884.337ZM620.079 879.336C625.079 874.336 627.584 865.584 628.832 859.336C620.079 863.088 620.079 870.584 620.079 879.336ZM672.589 803.086C672.589 814.334 670.085 824.335 665.084 834.335C658.836 845.583 645.082 860.584 641.329 871.832C641.329 871.832 638.833 868.08 638.833 868.08C632.584 875.584 630.08 893.089 632.584 901.833C640.081 895.585 642.586 886.833 647.586 879.336C657.588 863.088 670.085 849.335 676.334 830.583C677.59 825.583 680.086 811.83 677.59 806.83C676.334 804.334 675.086 804.334 672.589 803.086ZM1796.48 936.834C1803.98 928.082 1807.74 909.337 1811.49 898.081C1820.24 871.832 1833.99 860.584 1833.99 826.831C1833.99 819.335 1832.74 804.334 1823.99 801.83C1810.24 799.334 1813.99 818.078 1812.74 821.831C1812.74 825.583 1811.49 828.079 1810.24 830.583C1802.73 843.087 1803.98 858.08 1802.73 871.832C1802.73 871.832 1795.23 916.834 1795.23 916.834C1795.23 916.834 1796.48 936.834 1796.48 936.834ZM1618.96 705.579C1618.96 708.075 1620.21 709.331 1621.46 711.827C1622.71 713.083 1623.96 714.331 1625.21 715.579C1632.71 720.579 1637.71 713.083 1635.21 708.075C1633.96 705.579 1628.96 704.331 1626.46 704.331C1623.96 704.331 1621.46 704.331 1618.96 705.579ZM1806.48 700.579C1806.48 711.827 1808.99 730.58 1812.74 740.58C1812.74 740.58 1821.49 761.829 1821.49 761.829C1821.49 761.829 1830.24 801.83 1830.24 801.83C1837.74 794.334 1835.24 784.333 1833.99 775.581C1830.24 758.077 1823.99 740.58 1818.99 724.331C1815.24 715.579 1812.74 706.827 1806.48 700.579ZM1740.23 674.33C1740.23 674.33 1737.73 688.074 1737.73 688.074C1737.73 688.074 1721.47 680.578 1721.47 680.578C1720.22 689.33 1722.72 703.083 1728.97 710.579C1728.97 710.579 1741.48 721.827 1741.48 721.827C1751.48 731.828 1761.48 743.084 1770.23 754.332C1777.73 765.581 1777.73 769.333 1780.23 774.333C1782.73 776.829 1785.23 779.333 1788.98 778.077C1791.48 776.829 1792.73 770.581 1793.98 768.077C1793.98 768.077 1798.98 760.581 1798.98 760.581C1801.48 754.332 1797.73 744.332 1795.23 738.076C1795.23 738.076 1788.98 719.331 1788.98 719.331C1786.48 710.579 1785.23 703.083 1780.23 695.579C1771.48 685.578 1763.98 685.578 1753.98 681.826C1753.98 681.826 1740.23 674.33 1740.23 674.33ZM1393.93 660.577C1392.68 665.578 1391.43 673.082 1385.18 674.33C1383.93 674.33 1378.93 673.082 1377.68 671.826C1377.68 671.826 1371.43 685.578 1371.43 685.578C1368.93 689.33 1363.93 699.331 1363.93 703.083C1362.68 709.331 1371.43 709.331 1376.43 704.331C1381.43 700.579 1382.68 694.33 1386.43 689.33C1392.68 679.33 1402.68 675.578 1405.18 663.081C1405.18 663.081 1393.93 660.577 1393.93 660.577ZM1782.73 648.073C1785.23 659.329 1787.73 660.577 1792.73 670.578C1795.23 676.826 1793.98 680.578 1801.48 679.33C1797.73 673.082 1787.73 651.825 1782.73 648.073ZM1256.41 668.074C1242.66 665.578 1250.16 681.826 1247.66 688.074C1243.91 694.33 1228.91 703.083 1222.66 698.075C1218.91 699.331 1215.16 699.331 1211.41 698.075C1207.66 696.827 1205.16 694.33 1201.41 694.33C1201.41 694.33 1180.15 706.827 1180.15 706.827C1176.4 709.331 1171.4 711.827 1166.4 711.827C1162.65 711.827 1157.65 711.827 1155.15 714.331C1151.4 716.827 1153.9 724.331 1155.15 728.076C1155.15 728.076 1160.15 736.828 1160.15 736.828C1147.65 739.332 1147.65 748.076 1147.65 759.333C1147.65 765.581 1147.65 788.078 1148.9 793.086C1150.15 799.334 1157.65 805.582 1163.9 808.078C1167.65 810.582 1173.9 811.83 1177.65 811.83C1177.65 811.83 1180.15 796.83 1180.15 796.83C1180.15 796.83 1183.9 796.83 1183.9 796.83C1183.9 796.83 1186.4 809.334 1186.4 809.334C1187.65 809.334 1190.15 809.334 1191.4 809.334C1191.4 809.334 1206.41 814.334 1206.41 814.334C1207.66 815.582 1207.66 815.582 1208.91 816.83C1210.16 820.583 1206.41 826.831 1206.41 830.583C1207.66 839.335 1216.41 841.831 1223.91 841.831C1222.66 851.832 1223.91 849.335 1222.66 855.584C1222.66 861.832 1218.91 861.832 1225.16 875.584C1226.41 878.08 1228.91 884.337 1232.66 884.337C1236.41 884.337 1245.16 875.584 1253.91 871.832C1255.16 878.08 1255.16 879.336 1260.16 883.089C1260.16 883.089 1257.66 889.337 1257.66 889.337C1257.66 889.337 1272.67 881.833 1272.67 881.833C1266.41 900.585 1258.91 895.585 1248.91 906.833C1245.16 913.09 1246.41 919.338 1243.91 925.586C1243.91 925.586 1245.16 926.834 1245.16 926.834C1245.16 926.834 1250.16 924.338 1250.16 924.338C1250.16 924.338 1253.91 923.09 1253.91 923.09C1265.16 921.834 1255.16 934.338 1255.16 936.834C1255.16 940.586 1257.66 941.834 1260.16 943.091C1260.16 943.091 1253.91 946.835 1253.91 946.835C1253.91 946.835 1256.41 955.587 1256.41 955.587C1256.41 955.587 1233.91 955.587 1233.91 955.587C1222.66 956.835 1212.66 964.339 1202.66 970.587C1202.66 970.587 1202.66 973.091 1202.66 973.091C1202.66 973.091 1206.41 974.34 1206.41 974.34C1206.41 974.34 1183.9 983.092 1183.9 983.092C1190.15 985.588 1198.91 983.092 1205.16 983.092C1211.41 981.836 1210.16 983.092 1217.66 981.836C1217.66 981.836 1221.41 984.34 1221.41 984.34C1221.41 984.34 1220.16 989.34 1220.16 989.34C1220.16 989.34 1246.41 1000.59 1246.41 1000.59C1252.66 1003.09 1257.66 1000.59 1261.41 1003.09C1266.41 1006.83 1263.91 1013.09 1272.67 1015.59C1282.67 1019.34 1291.42 1014.34 1300.17 1013.09C1300.17 1013.09 1288.92 1023.09 1288.92 1023.09C1288.92 1023.09 1292.67 1031.83 1292.67 1031.83C1292.67 1031.83 1305.17 1029.34 1305.17 1029.34C1295.17 1038.08 1296.42 1030.59 1278.92 1030.59C1282.67 1033.09 1293.92 1039.34 1296.42 1040.59C1302.67 1043.09 1306.42 1040.59 1315.17 1044.34C1322.67 1046.83 1331.42 1053.09 1335.17 1041.83C1336.42 1044.34 1337.67 1046.83 1338.92 1048.08C1342.67 1050.59 1345.17 1050.59 1348.93 1051.83C1353.93 1053.09 1365.18 1061.83 1363.93 1068.08C1362.68 1069.34 1361.43 1070.59 1360.18 1071.83C1358.93 1068.08 1357.68 1064.34 1355.18 1060.59C1348.93 1051.83 1337.67 1054.34 1328.92 1051.83C1328.92 1051.83 1311.42 1045.59 1311.42 1045.59C1311.42 1045.59 1297.67 1043.09 1297.67 1043.09C1290.17 1041.83 1286.42 1036.83 1278.92 1036.83C1276.42 1036.83 1272.67 1038.08 1272.67 1040.59C1272.67 1043.09 1275.17 1045.59 1276.42 1046.83C1283.92 1051.83 1281.42 1048.08 1292.67 1056.83C1298.92 1061.83 1301.42 1060.59 1307.67 1063.09C1307.67 1063.09 1313.92 1066.83 1313.92 1066.83C1318.92 1068.08 1320.17 1065.59 1325.17 1066.83C1327.67 1066.83 1332.67 1068.08 1335.17 1069.34C1335.17 1069.34 1312.67 1076.83 1312.67 1076.83C1312.67 1076.83 1296.42 1073.09 1296.42 1073.09C1298.92 1080.59 1300.17 1081.84 1293.92 1088.09C1293.92 1088.09 1291.42 1083.1 1291.42 1083.1C1287.67 1086.84 1287.67 1089.35 1283.92 1093.1C1283.92 1093.1 1277.67 1099.35 1277.67 1099.35C1276.42 1101.84 1272.67 1105.6 1270.17 1105.6C1266.41 1105.6 1262.66 1100.6 1260.16 1098.09C1255.16 1094.35 1252.66 1094.35 1246.41 1095.6C1250.16 1103.1 1252.66 1101.84 1258.91 1105.6C1263.91 1109.35 1276.42 1121.84 1280.17 1126.84C1278.92 1126.84 1277.67 1126.84 1276.42 1129.35C1273.92 1131.84 1275.17 1143.1 1277.67 1146.84C1280.17 1149.35 1282.67 1150.6 1286.42 1150.6C1286.42 1150.6 1270.17 1163.1 1270.17 1163.1C1276.42 1165.6 1278.92 1164.35 1283.92 1169.35C1283.92 1169.35 1271.42 1169.35 1271.42 1169.35C1271.42 1169.35 1256.41 1155.6 1256.41 1155.6C1256.41 1155.6 1240.16 1146.84 1240.16 1146.84C1246.41 1148.09 1256.41 1149.35 1262.66 1146.84C1273.92 1141.84 1270.17 1129.35 1262.66 1121.84C1257.66 1118.09 1253.91 1118.09 1247.66 1116.84C1242.66 1115.6 1235.16 1111.84 1230.16 1111.84C1230.16 1111.84 1216.41 1113.1 1216.41 1113.1C1216.41 1113.1 1217.66 1109.35 1217.66 1109.35C1213.91 1108.09 1212.66 1106.84 1208.91 1109.35C1205.16 1105.6 1205.16 1104.35 1200.16 1103.1C1200.16 1103.1 1200.16 1109.35 1200.16 1109.35C1200.16 1109.35 1195.16 1103.1 1195.16 1103.1C1195.16 1103.1 1193.91 1109.35 1193.91 1109.35C1191.4 1104.35 1191.4 1103.1 1186.4 1100.6C1186.4 1100.6 1188.9 1116.84 1188.9 1116.84C1188.9 1116.84 1186.4 1120.6 1186.4 1120.6C1178.9 1125.6 1177.65 1138.09 1177.65 1145.6C1177.65 1160.6 1173.9 1164.35 1171.4 1175.6C1170.15 1184.35 1172.65 1188.09 1168.9 1200.6C1167.65 1205.6 1161.4 1219.35 1158.9 1223.1C1158.9 1223.1 1152.65 1229.35 1152.65 1229.35C1152.65 1229.35 1147.65 1236.84 1147.65 1236.84C1145.15 1240.6 1141.4 1243.1 1138.9 1246.84C1136.4 1251.84 1138.9 1254.35 1140.15 1256.84C1141.4 1264.35 1136.4 1261.84 1143.9 1273.1C1143.9 1273.1 1138.9 1278.09 1138.9 1278.09C1138.9 1278.09 1143.9 1278.09 1143.9 1278.09C1140.15 1286.84 1145.15 1293.1 1153.9 1291.84C1160.15 1290.6 1167.65 1283.1 1170.15 1276.84C1170.15 1276.84 1172.65 1276.84 1172.65 1276.84C1172.65 1276.84 1186.4 1305.6 1186.4 1305.6C1188.9 1309.35 1188.9 1315.6 1193.91 1316.84C1198.91 1318.09 1201.41 1313.1 1203.91 1309.35C1206.41 1306.84 1208.91 1305.6 1211.41 1303.1C1215.16 1296.84 1210.16 1286.84 1211.41 1280.6C1212.66 1275.6 1216.41 1273.1 1217.66 1266.84C1217.66 1258.09 1211.41 1255.6 1207.66 1250.6C1203.91 1245.6 1203.91 1240.6 1203.91 1234.35C1203.91 1220.6 1211.41 1216.84 1213.91 1205.6C1215.16 1198.09 1211.41 1193.1 1211.41 1188.09C1211.41 1184.35 1212.66 1180.6 1216.41 1180.6C1225.16 1179.35 1225.16 1189.35 1225.16 1195.6C1225.16 1195.6 1222.66 1208.09 1222.66 1208.09C1221.41 1213.1 1218.91 1216.84 1218.91 1223.1C1220.16 1228.09 1222.66 1231.84 1223.91 1235.6C1226.41 1239.35 1226.41 1243.1 1228.91 1245.6C1231.41 1246.84 1232.66 1248.09 1235.16 1248.09C1237.66 1249.35 1240.16 1250.6 1242.66 1250.6C1248.91 1249.35 1256.41 1238.09 1262.66 1234.35C1266.41 1231.84 1271.42 1233.1 1275.17 1233.1C1272.67 1236.84 1266.41 1243.1 1263.91 1245.6C1258.91 1248.09 1250.16 1249.35 1248.91 1256.84C1245.16 1266.84 1258.91 1266.84 1257.66 1275.6C1256.41 1281.84 1247.66 1273.1 1243.91 1280.6C1238.91 1288.09 1243.91 1293.1 1245.16 1299.35C1245.16 1303.1 1242.66 1306.84 1241.41 1310.6C1235.16 1319.35 1231.41 1313.1 1223.91 1316.84C1217.66 1319.35 1210.16 1328.09 1203.91 1329.35C1198.91 1330.6 1195.16 1326.84 1191.4 1326.84C1186.4 1326.84 1181.4 1334.35 1173.9 1326.84C1166.4 1318.09 1176.4 1314.35 1175.15 1306.84C1175.15 1306.84 1171.4 1294.35 1171.4 1294.35C1163.9 1298.09 1156.4 1303.1 1157.65 1313.1C1160.15 1321.84 1167.65 1329.35 1162.65 1335.6C1158.9 1338.09 1151.4 1338.09 1145.15 1341.84C1137.65 1345.6 1128.9 1358.09 1126.4 1359.35C1122.65 1361.84 1118.9 1361.84 1115.15 1364.35C1115.15 1364.35 1101.39 1375.6 1101.39 1375.6C1100.14 1376.84 1100.14 1376.84 1098.89 1378.09C1098.89 1378.09 1083.89 1371.84 1083.89 1371.84C1083.89 1371.84 1083.89 1380.6 1083.89 1380.6C1077.64 1380.6 1077.64 1380.6 1072.64 1379.35C1068.89 1378.09 1061.39 1376.84 1058.89 1381.84C1056.39 1385.6 1066.39 1389.35 1068.89 1390.61C1083.89 1399.36 1085.14 1416.85 1077.64 1423.11C1072.64 1426.85 1065.14 1423.11 1060.14 1421.85C1048.89 1419.36 1031.38 1413.11 1020.13 1411.85C1005.13 1411.85 1008.88 1421.85 1005.13 1429.36C1003.88 1434.36 998.88 1436.85 997.632 1440.61C996.376 1441.85 996.376 1443.11 996.376 1444.36C996.376 1443.11 998.88 1459.36 998.88 1458.1C1000.13 1463.11 1008.88 1463.11 1013.88 1464.36C1020.13 1466.85 1021.38 1470.61 1026.38 1474.36C1031.38 1476.85 1033.88 1475.61 1038.89 1474.36C1050.14 1474.36 1060.14 1480.61 1077.64 1473.11C1081.39 1471.85 1085.14 1469.36 1086.39 1466.85C1090.14 1463.11 1088.89 1459.36 1093.89 1455.61C1100.14 1450.61 1111.39 1449.36 1117.65 1445.61C1122.65 1441.85 1120.15 1434.36 1128.9 1431.85C1135.15 1430.61 1141.4 1435.61 1150.15 1433.11C1157.65 1431.85 1166.4 1424.36 1173.9 1423.11C1181.4 1423.11 1185.15 1431.85 1195.16 1435.61C1195.16 1435.61 1235.16 1448.1 1235.16 1448.1C1236.41 1448.1 1238.91 1449.36 1240.16 1450.61C1250.16 1460.61 1233.91 1463.11 1227.66 1464.36C1222.66 1465.61 1221.41 1465.61 1216.41 1465.61C1217.66 1466.85 1217.66 1468.1 1218.91 1469.36C1223.91 1471.85 1236.41 1474.36 1241.41 1470.61C1243.91 1468.1 1243.91 1465.61 1243.91 1461.85C1248.91 1460.61 1251.41 1459.36 1253.91 1454.36C1253.91 1450.61 1252.66 1446.85 1256.41 1444.36C1258.91 1441.85 1263.91 1441.85 1267.66 1441.85C1262.66 1434.36 1257.66 1436.85 1250.16 1435.61C1246.41 1434.36 1245.16 1431.85 1241.41 1430.61C1237.66 1430.61 1233.91 1433.11 1228.91 1430.61C1225.16 1429.36 1221.41 1425.61 1217.66 1424.36C1213.91 1421.85 1203.91 1419.36 1205.16 1413.11C1206.41 1410.61 1207.66 1409.36 1210.16 1409.36C1211.41 1408.1 1212.66 1408.1 1213.91 1408.1C1213.91 1408.1 1215.16 1413.11 1215.16 1413.11C1228.91 1409.36 1223.91 1415.61 1235.16 1418.1C1245.16 1421.85 1257.66 1419.36 1267.66 1424.36C1273.92 1426.85 1271.42 1430.61 1276.42 1436.85C1282.67 1443.11 1292.67 1441.85 1301.42 1441.85C1300.17 1443.11 1298.92 1443.11 1298.92 1444.36C1296.42 1448.1 1298.92 1450.61 1301.42 1451.85C1310.17 1458.1 1325.17 1448.1 1313.92 1441.85C1313.92 1441.85 1333.92 1434.36 1333.92 1434.36C1325.17 1429.36 1320.17 1433.11 1308.92 1424.36C1315.17 1424.36 1316.42 1424.36 1321.42 1420.61C1321.42 1420.61 1322.67 1415.61 1322.67 1415.61C1322.67 1415.61 1343.92 1406.85 1343.92 1406.85C1336.42 1416.85 1343.92 1414.36 1345.17 1425.61C1351.43 1425.61 1358.93 1428.1 1365.18 1428.1C1370.18 1426.85 1383.93 1423.11 1387.68 1420.61C1391.43 1418.1 1392.68 1414.36 1396.43 1411.85C1396.43 1411.85 1411.43 1406.85 1411.43 1406.85C1417.68 1403.11 1422.69 1398.1 1427.69 1393.11C1430.19 1390.61 1432.69 1388.09 1436.44 1389.35C1441.44 1391.85 1441.44 1404.36 1441.44 1409.36C1442.69 1413.11 1443.94 1418.1 1443.94 1421.85C1441.44 1438.1 1423.94 1439.36 1412.68 1446.85C1405.18 1451.85 1398.93 1460.61 1391.43 1463.11C1381.43 1469.36 1353.93 1476.85 1341.42 1479.36C1341.42 1479.36 1315.17 1481.85 1315.17 1481.85C1308.92 1484.36 1301.42 1489.36 1298.92 1494.36C1296.42 1499.36 1298.92 1505.61 1292.67 1508.1C1286.42 1510.61 1261.41 1511.85 1255.16 1510.61C1245.16 1508.1 1248.91 1505.61 1233.91 1505.61C1220.16 1505.61 1205.16 1506.85 1191.4 1503.11C1193.91 1500.61 1198.91 1495.61 1200.16 1491.85C1201.41 1489.36 1200.16 1488.1 1200.16 1485.61C1200.16 1484.36 1200.16 1481.85 1198.91 1480.61C1196.41 1476.85 1186.4 1476.85 1182.65 1476.85C1173.9 1478.1 1175.15 1480.61 1161.4 1480.61C1161.4 1480.61 1115.15 1481.85 1115.15 1481.85C1092.64 1481.85 1073.89 1489.36 1065.14 1489.36C1058.89 1489.36 1045.14 1486.85 1038.89 1484.36C1033.88 1481.85 1028.88 1476.85 1022.63 1479.36C1016.38 1480.61 1013.88 1485.61 1006.38 1488.1C998.88 1490.61 985.126 1490.61 976.373 1495.61C967.628 1500.61 971.372 1505.61 961.371 1509.36C956.37 1510.61 940.12 1509.36 933.871 1509.36C920.118 1508.1 912.621 1513.11 900.115 1516.85C900.115 1516.85 886.361 1520.61 886.361 1520.61C881.361 1521.85 871.359 1523.11 868.863 1526.85C866.359 1530.61 868.863 1535.61 868.863 1539.36C868.863 1543.11 867.615 1546.85 866.359 1550.61C858.862 1559.36 841.355 1565.61 842.612 1579.36C843.86 1588.1 848.86 1589.36 857.614 1598.1C868.863 1611.85 876.36 1630.61 888.866 1641.85C905.116 1655.61 928.871 1673.11 950.122 1679.36C950.122 1679.36 987.63 1684.36 987.63 1684.36C1007.63 1688.1 1022.63 1694.36 1043.89 1695.61C1043.89 1695.61 1091.39 1691.85 1091.39 1691.85C1101.39 1691.85 1116.4 1690.61 1126.4 1694.36C1136.4 1698.1 1137.65 1705.62 1156.4 1705.62C1156.4 1705.62 1182.65 1704.37 1182.65 1704.37C1188.9 1703.12 1193.91 1701.86 1200.16 1705.62C1215.16 1715.62 1186.4 1729.37 1197.66 1740.62C1203.91 1746.86 1226.41 1750.62 1235.16 1754.37C1241.41 1755.62 1260.16 1768.11 1263.91 1773.12C1266.41 1775.62 1266.41 1778.11 1268.92 1781.86C1271.42 1785.62 1277.67 1788.11 1277.67 1791.86C1277.67 1795.62 1268.92 1801.86 1266.41 1804.37C1258.91 1810.62 1243.91 1826.86 1250.16 1838.11C1252.66 1841.86 1260.16 1845.62 1263.91 1848.11C1263.91 1848.11 1298.92 1861.86 1298.92 1861.86C1313.92 1869.37 1313.92 1881.86 1322.67 1889.37C1328.92 1894.37 1340.17 1894.37 1348.93 1895.62C1348.93 1895.62 1385.18 1908.11 1385.18 1908.11C1397.68 1913.12 1391.43 1920.62 1401.43 1923.12C1422.69 1926.86 1457.69 1910.62 1476.44 1900.62C1476.44 1900.62 1513.95 1885.62 1513.95 1885.62C1528.95 1879.37 1542.7 1871.86 1556.45 1864.37C1582.71 1848.11 1605.21 1825.62 1620.21 1799.37C1625.21 1791.86 1638.96 1774.37 1640.21 1769.37C1642.71 1761.86 1635.21 1756.86 1638.96 1750.62C1643.96 1741.86 1661.47 1730.62 1666.47 1720.62C1670.22 1715.62 1670.22 1706.86 1665.22 1703.12C1660.22 1700.62 1656.47 1703.12 1646.46 1699.37C1656.47 1679.36 1672.72 1660.61 1686.47 1643.11C1692.72 1635.61 1703.97 1621.85 1705.22 1611.85C1706.47 1600.61 1696.47 1599.36 1692.72 1594.36C1688.97 1590.61 1690.22 1588.1 1687.72 1586.85C1682.72 1584.36 1673.97 1588.1 1668.97 1586.85C1665.22 1586.85 1662.72 1584.36 1660.22 1583.11C1656.47 1580.61 1651.46 1581.85 1647.71 1581.85C1643.96 1564.36 1658.97 1534.36 1666.47 1518.1C1681.47 1483.11 1700.22 1448.1 1698.97 1409.36C1698.97 1409.36 1696.47 1379.35 1696.47 1379.35C1695.22 1375.6 1692.72 1370.6 1687.72 1371.84C1680.22 1373.1 1671.47 1394.36 1667.72 1400.61C1667.72 1400.61 1647.71 1429.36 1647.71 1429.36C1642.71 1435.61 1638.96 1444.36 1632.71 1449.36C1627.71 1453.11 1620.21 1455.61 1613.96 1458.1C1612.71 1451.85 1608.96 1453.11 1603.96 1454.36C1603.96 1454.36 1580.21 1464.36 1580.21 1464.36C1575.2 1466.85 1565.2 1473.11 1558.95 1473.11C1553.95 1473.11 1551.45 1469.36 1543.95 1470.61C1538.95 1470.61 1530.2 1473.11 1526.45 1471.85C1521.45 1470.61 1516.45 1465.61 1511.45 1464.36C1507.7 1463.11 1500.2 1464.36 1496.44 1465.61C1483.94 1465.61 1465.19 1458.1 1452.69 1454.36C1455.19 1453.11 1457.69 1453.11 1457.69 1450.61C1460.19 1444.36 1451.44 1433.11 1463.94 1430.61C1465.19 1430.61 1467.69 1430.61 1468.94 1430.61C1468.94 1430.61 1490.19 1431.85 1490.19 1431.85C1490.19 1431.85 1502.7 1430.61 1502.7 1430.61C1508.95 1431.85 1510.2 1435.61 1518.95 1435.61C1518.95 1435.61 1550.2 1430.61 1550.2 1430.61C1562.7 1430.61 1566.45 1443.11 1580.21 1435.61C1591.46 1429.36 1603.96 1405.61 1608.96 1394.36C1608.96 1394.36 1622.71 1368.09 1622.71 1368.09C1622.71 1368.09 1628.96 1349.35 1628.96 1349.35C1635.21 1335.6 1640.21 1329.35 1640.21 1313.1C1640.21 1313.1 1640.21 1289.35 1640.21 1289.35C1640.21 1279.35 1638.96 1271.84 1627.71 1280.6C1618.96 1288.09 1615.21 1296.84 1602.71 1294.35C1597.71 1309.35 1597.71 1329.35 1581.46 1336.84C1575.2 1340.6 1568.95 1338.09 1562.7 1339.35C1558.95 1340.6 1553.95 1343.1 1551.45 1341.84C1547.7 1341.84 1545.2 1339.35 1545.2 1335.6C1546.45 1330.6 1555.2 1328.09 1558.95 1326.84C1571.45 1323.1 1577.71 1321.84 1587.71 1311.84C1593.96 1304.35 1595.21 1298.09 1600.21 1291.84C1605.21 1286.84 1608.96 1288.09 1613.96 1283.1C1617.71 1279.35 1625.21 1266.84 1628.96 1261.84C1628.96 1261.84 1648.96 1218.09 1648.96 1218.09C1657.72 1205.6 1670.22 1204.35 1675.22 1188.09C1675.22 1188.09 1676.47 1194.35 1676.47 1194.35C1690.22 1189.35 1691.47 1176.84 1690.22 1164.35C1697.72 1164.35 1712.72 1166.84 1718.97 1165.6C1718.97 1165.6 1748.98 1150.6 1748.98 1150.6C1756.48 1146.84 1768.98 1139.35 1771.48 1131.84C1773.98 1126.84 1767.73 1109.35 1765.23 1105.6C1763.98 1103.1 1762.73 1101.84 1760.23 1100.6C1753.98 1098.09 1745.23 1099.35 1741.48 1090.6C1736.48 1083.1 1732.73 1058.08 1728.97 1048.08C1721.47 1021.83 1720.22 1026.83 1716.47 1016.83C1713.97 1010.59 1715.22 1004.34 1715.22 998.084C1713.97 993.092 1711.47 989.34 1711.47 986.836C1711.47 981.836 1715.22 979.34 1718.97 975.588C1725.22 966.835 1725.22 959.339 1731.48 954.339C1736.48 950.587 1740.23 953.091 1742.73 949.339C1751.48 939.338 1733.98 929.338 1741.48 918.082C1745.23 913.09 1755.23 904.337 1761.48 904.337C1766.48 903.089 1770.23 905.585 1775.23 904.337C1780.23 901.833 1781.48 893.089 1783.98 888.081C1790.23 875.584 1797.73 876.832 1801.48 859.336C1802.73 853.088 1803.98 844.335 1801.48 839.335C1796.48 831.831 1787.73 836.831 1785.23 841.831C1780.23 848.079 1780.23 856.832 1780.23 864.336C1778.98 871.832 1776.48 881.833 1771.48 888.081C1765.23 896.833 1755.23 889.337 1752.73 884.337C1751.48 881.833 1752.73 879.336 1752.73 876.832C1753.98 866.832 1751.48 863.088 1755.23 851.832C1756.48 846.831 1762.73 833.087 1761.48 830.583C1761.48 826.831 1751.48 813.086 1748.98 809.334C1743.98 803.086 1735.23 789.334 1725.22 794.334C1716.47 798.078 1716.47 814.334 1713.97 823.087C1712.72 826.831 1710.22 834.335 1706.47 834.335C1703.97 835.583 1700.22 831.831 1697.72 829.335C1691.47 821.831 1687.72 816.83 1687.72 805.582C1691.47 806.83 1701.47 810.582 1702.72 805.582C1702.72 800.582 1697.72 791.83 1692.72 791.83C1687.72 790.582 1686.47 795.582 1680.22 790.582C1675.22 785.581 1665.22 764.333 1660.22 756.828C1653.97 746.828 1643.96 738.076 1633.96 731.828C1627.71 729.332 1607.71 719.331 1601.46 723.083C1598.96 724.331 1598.96 728.076 1597.71 730.58C1596.46 729.332 1595.21 728.076 1592.71 728.076C1583.96 725.579 1580.21 735.58 1578.96 741.828C1578.96 744.332 1578.96 749.332 1575.2 750.58C1571.45 751.828 1568.95 749.332 1566.45 746.828C1560.2 741.828 1560.2 740.58 1551.45 736.828C1552.7 741.828 1553.95 746.828 1556.45 751.828C1562.7 761.829 1567.7 761.829 1565.2 774.333C1555.2 769.333 1543.95 763.085 1537.7 754.332C1537.7 754.332 1547.7 751.828 1547.7 751.828C1547.7 751.828 1547.7 749.332 1547.7 749.332C1543.95 746.828 1531.45 735.58 1531.45 730.58C1531.45 726.828 1536.45 726.828 1536.45 723.083C1537.7 719.331 1533.95 716.827 1536.45 711.827C1540.2 708.075 1547.7 705.579 1547.7 700.579C1547.7 698.075 1545.2 695.579 1542.7 694.33C1537.7 690.578 1528.95 683.082 1522.7 688.074C1517.7 691.826 1520.2 700.579 1516.45 711.827C1512.7 710.579 1506.45 706.827 1502.7 705.579C1497.69 704.331 1491.44 706.827 1485.19 703.083C1476.44 699.331 1473.94 691.826 1466.44 688.074C1452.69 680.578 1440.19 683.082 1426.44 684.33C1420.18 684.33 1410.18 684.33 1403.93 686.826C1398.93 689.33 1396.43 693.082 1393.93 696.827C1387.68 703.083 1376.43 705.579 1376.43 715.579C1377.68 724.331 1385.18 725.579 1387.68 728.076C1387.68 728.076 1393.93 744.332 1393.93 744.332C1385.18 745.58 1381.43 743.084 1373.93 743.084C1373.93 743.084 1343.92 746.828 1343.92 746.828C1328.92 745.58 1325.17 736.828 1316.42 731.828C1311.42 729.332 1307.67 729.332 1303.92 726.828C1300.17 723.083 1300.17 719.331 1298.92 718.075C1296.42 714.331 1283.92 711.827 1280.17 711.827C1280.17 714.331 1280.17 715.579 1277.67 718.075C1275.17 721.827 1263.91 726.828 1258.91 726.828C1256.41 728.076 1252.66 726.828 1250.16 725.579C1250.16 725.579 1251.41 720.579 1251.41 720.579C1252.66 714.331 1248.91 714.331 1243.91 715.579C1236.41 716.827 1231.41 721.827 1225.16 725.579C1227.66 721.827 1230.16 716.827 1233.91 713.083C1238.91 709.331 1245.16 708.075 1251.41 705.579C1251.41 705.579 1271.42 695.579 1271.42 695.579C1276.42 693.082 1283.92 690.578 1287.67 688.074C1298.92 680.578 1303.92 654.329 1302.67 640.577C1282.67 646.825 1287.67 648.073 1273.92 654.329C1268.92 656.825 1266.41 656.825 1262.66 658.073C1258.91 660.577 1257.66 664.33 1256.41 668.074ZM1392.68 634.327C1392.68 634.327 1403.93 644.329 1403.93 644.329C1403.93 644.329 1411.43 661.825 1411.43 661.825C1418.93 659.329 1420.18 656.825 1425.19 655.577C1427.69 654.329 1442.69 659.329 1440.19 649.329C1438.94 648.073 1437.69 646.825 1436.44 645.577C1436.44 645.577 1435.19 649.329 1435.19 649.329C1431.44 645.577 1426.44 640.577 1421.43 638.073C1416.43 635.577 1398.93 634.327 1392.68 634.327ZM1433.94 644.329C1451.44 644.329 1448.94 639.329 1458.94 639.329C1463.94 638.073 1471.44 640.577 1476.44 641.825C1476.44 641.825 1475.19 646.825 1475.19 646.825C1485.19 651.825 1485.19 645.577 1492.69 648.073C1500.2 651.825 1503.95 661.825 1516.45 666.826C1521.45 669.33 1523.95 670.578 1528.95 668.074C1531.45 673.082 1532.7 673.082 1537.7 673.082C1538.95 666.826 1542.7 665.578 1541.45 661.825C1540.2 658.073 1527.7 651.825 1525.2 664.33C1521.45 658.073 1523.95 656.825 1522.7 653.081C1518.95 646.825 1510.2 645.577 1503.95 646.825C1502.7 634.327 1503.95 638.073 1487.69 628.076C1482.69 624.326 1471.44 618.076 1465.19 616.825C1457.69 615.576 1455.19 620.576 1448.94 623.076C1445.19 626.825 1441.44 625.576 1437.69 628.076C1433.94 631.825 1433.94 639.329 1433.94 644.329ZM1701.47 613.076C1701.47 613.076 1715.22 631.825 1715.22 631.825C1720.22 640.577 1725.22 649.329 1731.48 656.825C1736.48 661.825 1743.98 665.578 1751.48 664.33C1756.48 663.081 1772.73 649.329 1761.48 641.825C1757.73 639.329 1751.48 641.825 1747.73 641.825C1748.98 633.076 1748.98 628.076 1747.73 619.326C1747.73 616.825 1747.73 611.825 1742.73 613.076C1736.48 615.576 1741.48 634.327 1732.73 628.076C1732.73 628.076 1728.97 625.576 1728.97 625.576C1728.97 625.576 1725.22 621.825 1725.22 621.825C1720.22 626.825 1725.22 629.326 1728.97 634.327C1733.98 639.329 1737.73 644.329 1737.73 651.825C1725.22 641.825 1725.22 634.327 1717.72 623.076C1712.72 616.825 1708.97 613.076 1701.47 613.076ZM1756.48 605.576C1758.98 614.326 1770.23 634.327 1778.98 638.073C1773.98 626.825 1767.73 610.576 1756.48 605.576ZM830.106 614.326C833.858 614.326 838.859 614.326 841.355 614.326C841.355 614.326 872.615 626.825 872.615 626.825C881.361 629.326 890.114 630.576 895.114 639.329C878.864 639.329 882.617 636.825 870.111 633.076C858.862 630.576 855.109 633.076 846.356 631.825C841.355 630.576 838.859 629.326 835.107 628.076C835.107 628.076 801.35 630.576 801.35 630.576C792.605 629.326 791.349 623.076 786.348 620.576C781.348 616.825 776.347 618.076 771.346 620.576C762.601 623.076 753.848 628.076 745.095 633.076C728.845 641.825 710.09 651.825 697.593 665.578C688.84 675.578 690.088 681.826 681.335 691.826C672.589 700.579 653.835 708.075 640.081 723.083C630.08 734.332 630.08 741.828 626.327 745.58C623.831 748.076 607.581 755.58 603.829 756.828C600.076 758.077 596.324 758.077 593.827 759.333C590.075 761.829 587.578 765.581 585.074 769.333C585.074 769.333 571.32 781.829 571.32 781.829C567.576 786.829 552.574 805.582 551.318 810.582C550.07 819.335 563.823 824.335 555.07 835.583C553.822 836.831 552.574 838.079 551.318 839.335C542.573 844.335 541.316 835.583 535.068 834.335C527.571 831.831 515.065 840.583 508.816 834.335C505.064 829.335 507.568 823.087 507.568 818.078C506.312 811.83 503.816 809.334 502.567 804.334C500.063 798.078 503.816 786.829 496.311 774.333C492.566 766.829 487.565 764.333 482.565 773.085C482.565 773.085 478.812 780.581 478.812 780.581C475.06 769.333 478.812 760.581 470.059 758.077C458.81 755.58 453.809 769.333 446.304 776.829C427.558 795.582 425.053 793.086 411.299 801.83C411.299 801.83 392.553 818.078 392.553 818.078C392.553 818.078 381.296 824.335 381.296 824.335C375.047 829.335 370.046 840.583 366.294 848.079C366.294 848.079 348.795 896.833 348.795 896.833C345.043 906.833 338.794 923.09 327.545 925.586C323.792 926.834 312.543 925.586 308.79 924.338C305.038 921.834 302.541 918.082 298.789 916.834C295.036 916.834 285.035 916.834 276.282 911.834C271.281 906.833 265.032 896.833 260.032 894.337C255.031 891.833 250.031 891.833 245.03 891.833C238.781 891.833 230.028 891.833 225.027 890.585C212.53 885.585 206.273 865.584 202.528 854.336C201.272 849.335 198.776 841.831 195.023 839.335C190.023 834.335 182.526 841.831 176.269 839.335C171.268 838.079 161.267 825.583 155.018 821.831C153.77 820.583 150.018 816.83 147.521 818.078C145.017 818.078 143.769 823.087 142.521 825.583C141.264 835.583 143.769 838.079 148.769 845.583C150.018 846.831 153.77 851.832 150.018 854.336C143.769 858.08 137.52 838.079 130.015 846.831C128.767 849.335 128.767 850.584 127.519 851.832C127.519 851.832 125.014 851.832 125.014 851.832C125.014 851.832 121.262 830.583 121.262 830.583C121.262 830.583 121.262 821.831 121.262 821.831C121.262 821.831 115.013 801.83 115.013 801.83C115.013 801.83 103.763 810.582 103.763 810.582C103.763 810.582 102.515 799.334 102.515 799.334C102.515 799.334 100.011 790.582 100.011 790.582C98.7632 784.333 93.7626 784.333 88.7619 786.829C78.7606 793.086 71.2557 803.086 65.0069 806.83C57.5075 810.582 52.5068 806.83 47.5062 808.078C41.255 810.582 36.2543 818.078 33.754 824.335C33.754 824.335 18.752 874.336 18.752 874.336C6.25041 913.09 0 921.834 0 964.339C0 964.339 2.50033 988.084 2.50033 988.084C2.50033 988.084 3.75009 1020.59 3.75009 1020.59C3.75009 1020.59 6.25041 1036.83 6.25041 1036.83C6.25041 1036.83 8.75074 1036.83 8.75074 1036.83C8.75074 1020.59 12.5016 990.588 18.752 975.588C25.0033 959.339 32.5042 956.835 35.0046 936.834C35.0046 936.834 36.2543 953.091 36.2543 953.091C43.7553 946.835 43.7553 941.834 53.7574 938.082C56.2577 944.339 57.5075 945.587 58.758 953.091C60.0078 959.339 60.0078 964.339 62.5081 970.587C65.0069 976.836 67.5112 978.084 70.0075 983.092C72.5118 986.836 73.76 993.092 75.0082 998.084C77.5125 1006.83 78.7606 1020.59 88.7619 1024.34C93.7626 1015.59 93.7626 1004.34 95.0108 994.34C96.2589 991.836 97.5151 984.34 100.011 983.092C106.26 981.836 107.516 993.092 107.516 996.836C110.012 1006.83 111.26 1019.34 116.261 1028.08C121.262 1039.34 126.262 1038.08 132.519 1055.59C132.519 1055.59 135.016 1049.34 135.016 1049.34C137.52 1058.08 132.519 1064.34 141.264 1070.59C141.264 1065.59 142.521 1044.34 145.017 1040.59C146.265 1038.08 150.018 1038.08 152.522 1038.08C152.522 1038.08 153.77 1080.59 153.77 1080.59C153.77 1085.6 155.018 1091.84 157.522 1095.6C163.771 1103.1 172.524 1098.09 175.021 1104.35C175.021 1104.35 177.525 1126.84 177.525 1126.84C180.021 1143.1 183.774 1163.1 188.775 1178.09C192.527 1189.35 197.528 1204.35 205.025 1213.1C207.529 1216.84 211.273 1221.84 216.274 1220.6C221.275 1219.35 220.027 1213.1 221.275 1209.35C222.531 1204.35 225.027 1203.1 226.275 1199.35C227.532 1193.1 226.275 1185.6 230.028 1180.6C227.532 1188.09 230.028 1189.35 230.028 1196.84C230.028 1206.84 231.276 1218.09 233.78 1228.09C237.533 1243.1 240.029 1256.84 247.534 1270.6C252.535 1279.35 265.032 1290.6 272.537 1298.09C282.539 1310.6 292.54 1321.84 305.038 1333.1C305.038 1333.1 320.04 1345.6 320.04 1345.6C320.04 1345.6 332.545 1355.6 332.545 1355.6C343.795 1363.1 346.291 1351.84 353.796 1351.84C357.548 1353.1 370.046 1364.35 373.799 1368.09C392.553 1389.35 386.296 1383.1 398.802 1401.85C398.802 1401.85 427.558 1439.36 427.558 1439.36C435.055 1448.1 443.808 1464.36 455.057 1466.85C455.057 1466.85 466.307 1469.36 466.307 1469.36C478.812 1473.11 492.566 1479.36 506.312 1476.85C511.312 1476.85 515.065 1474.36 517.569 1471.85C521.314 1468.1 523.818 1463.11 528.819 1463.11C533.819 1464.36 545.069 1470.61 550.07 1473.11C562.575 1480.61 580.073 1493.11 593.827 1496.85C607.581 1500.61 618.83 1490.61 617.582 1480.61C615.078 1470.61 601.324 1459.36 595.075 1443.11C588.827 1429.36 585.074 1414.36 577.577 1401.85C577.577 1401.85 560.071 1375.6 560.071 1375.6C560.071 1375.6 550.07 1355.6 550.07 1355.6C550.07 1355.6 545.069 1346.84 545.069 1346.84C543.821 1344.35 542.573 1335.6 542.573 1331.84C542.573 1331.84 532.571 1295.6 532.571 1295.6C527.571 1283.1 515.065 1283.1 508.816 1265.6C513.817 1273.1 523.818 1283.1 531.315 1286.84C528.819 1276.84 522.57 1260.6 517.569 1251.84C517.569 1251.84 506.312 1238.09 506.312 1238.09C512.569 1244.35 517.569 1249.35 526.314 1251.84C526.314 1251.84 530.067 1241.84 530.067 1241.84C535.068 1231.84 538.82 1230.6 540.068 1218.09C541.316 1196.84 525.066 1164.35 525.066 1138.09C525.066 1126.84 528.819 1115.6 531.315 1104.35C531.315 1104.35 533.819 1084.35 533.819 1084.35C533.819 1080.59 536.316 1078.08 537.572 1073.09C537.572 1073.09 538.82 1059.34 538.82 1059.34C541.316 1051.83 542.573 1049.34 542.573 1041.83C542.573 1041.83 538.82 1020.59 538.82 1020.59C538.82 1020.59 540.068 1005.59 540.068 1005.59C540.068 1005.59 540.068 985.588 540.068 985.588C540.068 970.587 548.821 964.339 551.318 954.339C552.574 949.339 547.573 935.586 545.069 933.09C541.316 930.586 532.571 931.834 536.316 925.586C540.068 919.338 550.07 931.834 552.574 935.586C557.575 923.09 555.07 920.586 553.822 909.337C553.822 909.337 552.574 876.832 552.574 876.832C551.318 868.08 546.317 863.088 546.317 859.336C547.573 855.584 551.318 855.584 556.318 850.584C561.319 845.583 563.823 839.335 565.071 833.087C565.071 833.087 567.576 811.83 567.576 811.83C570.072 801.83 580.073 789.334 591.323 786.829C602.58 785.581 612.582 798.078 618.83 798.078C625.079 798.078 628.832 791.83 631.328 788.078C631.328 788.078 650.083 748.076 650.083 748.076C650.083 748.076 652.587 748.076 652.587 748.076C657.588 759.333 663.836 761.829 671.333 770.581C671.333 770.581 677.59 779.333 677.59 779.333C678.838 780.581 681.335 779.333 683.839 778.077C688.84 773.085 696.337 753.084 693.84 746.828C692.592 741.828 687.591 736.828 686.335 730.58C686.335 726.828 688.84 723.083 691.336 719.331C695.088 711.827 697.593 703.083 703.842 698.075C716.339 686.826 738.846 686.826 751.344 698.075C757.601 704.331 756.344 708.075 758.849 711.827C762.601 716.827 768.85 716.827 770.098 724.331C770.098 726.828 768.85 733.084 767.602 736.828C767.602 744.332 768.85 746.828 765.097 754.332C760.097 761.829 752.6 766.829 748.847 775.581C743.847 785.581 750.096 786.829 747.599 795.582C743.847 804.334 736.342 810.582 732.597 819.335C728.845 824.335 728.845 829.335 722.596 833.087C717.595 835.583 710.09 834.335 705.09 834.335C697.593 835.583 691.336 839.335 685.087 841.831C685.087 844.335 685.087 846.831 686.335 849.335C687.591 856.832 693.84 856.832 700.089 855.584C710.09 854.336 723.844 848.079 732.597 856.832C740.094 865.584 740.094 889.337 746.343 898.081C752.6 904.337 757.601 904.337 765.097 906.833C770.098 909.337 773.851 911.834 777.603 915.586C786.348 924.338 782.604 930.586 786.348 936.834C790.101 940.586 793.853 939.338 797.606 944.339C797.606 944.339 812.608 975.588 812.608 975.588C812.608 975.588 826.353 965.587 826.353 965.587C830.106 970.587 835.107 970.587 836.355 964.339C836.355 960.587 835.107 953.091 833.858 949.339C841.355 958.083 841.355 964.339 840.107 975.588C840.107 978.084 838.859 980.588 840.107 983.092C840.107 988.084 845.108 998.084 848.86 1001.83C853.861 1005.59 857.614 1004.34 862.614 1001.83C867.615 995.588 871.359 984.34 878.864 976.836C885.113 970.587 896.363 969.339 907.62 958.083C905.116 956.835 897.619 953.091 898.867 949.339C901.363 944.339 908.868 944.339 913.869 941.834C921.366 936.834 927.623 928.082 930.119 919.338C930.119 919.338 915.117 916.834 915.117 916.834C915.117 916.834 906.364 914.338 906.364 914.338C906.364 914.338 893.866 914.338 893.866 914.338C893.866 914.338 882.617 904.337 882.617 904.337C882.617 904.337 865.111 901.833 865.111 901.833C868.863 895.585 871.359 891.833 878.864 891.833C882.617 891.833 887.617 894.337 890.114 893.089C895.114 891.833 895.114 886.833 898.867 884.337C906.364 876.832 916.365 875.584 918.869 865.584C928.871 868.08 931.367 865.584 936.368 866.832C946.369 871.832 947.625 890.585 951.37 900.585C938.872 895.585 940.12 906.833 938.872 915.586C943.873 913.09 950.122 906.833 955.122 905.585C955.122 905.585 971.372 906.833 971.372 906.833C975.125 906.833 976.373 905.585 980.125 904.337C988.879 903.089 993.879 909.337 997.632 916.834C1002.63 914.338 1002.63 911.834 1000.13 906.833C1000.13 906.833 1006.38 906.833 1006.38 906.833C1006.38 906.833 1003.88 896.833 1003.88 896.833C997.632 896.833 996.376 895.585 993.879 901.833C988.879 898.081 988.879 898.081 982.63 896.833C982.63 896.833 987.63 893.089 987.63 893.089C987.63 893.089 987.63 890.585 987.63 890.585C977.629 884.337 990.127 881.833 992.631 875.584C993.879 871.832 992.631 869.336 991.375 866.832C991.375 866.832 1007.63 861.832 1007.63 861.832C1015.13 854.336 1020.13 860.584 1023.88 851.832C1036.38 855.584 1033.88 839.335 1043.89 836.831C1046.39 835.583 1050.14 836.831 1052.64 836.831C1056.39 835.583 1060.14 834.335 1063.89 833.087C1068.89 833.087 1071.39 833.087 1076.39 831.831C1081.39 829.335 1086.39 823.087 1090.14 819.335C1092.64 816.83 1097.64 813.086 1098.89 810.582C1100.14 806.83 1098.89 803.086 1098.89 796.83C1103.89 798.078 1107.64 798.078 1111.39 794.334C1115.15 791.83 1115.15 786.829 1110.14 784.333C1108.89 784.333 1105.14 784.333 1103.89 784.333C1103.89 784.333 1122.65 770.581 1122.65 770.581C1122.65 770.581 1127.65 755.58 1127.65 755.58C1127.65 755.58 1122.65 756.828 1122.65 756.828C1122.65 756.828 1125.15 749.332 1125.15 749.332C1125.15 749.332 1111.39 749.332 1111.39 749.332C1113.89 746.828 1121.4 739.332 1123.9 736.828C1130.15 733.084 1136.4 734.332 1140.15 726.828C1127.65 728.076 1111.39 738.076 1102.64 746.828C1102.64 746.828 1088.89 761.829 1088.89 761.829C1088.89 761.829 1090.14 756.828 1090.14 756.828C1077.64 759.333 1077.64 766.829 1072.64 769.333C1072.64 769.333 1070.14 770.581 1070.14 770.581C1073.89 770.581 1048.89 769.333 1052.64 770.581C1046.39 769.333 1040.14 763.085 1035.13 758.077C1031.38 754.332 1028.88 750.58 1023.88 753.084C1023.88 753.084 1002.63 733.084 1002.63 733.084C1005.13 730.58 1006.38 729.332 1003.88 726.828C1001.38 724.331 995.127 721.827 990.127 718.075C981.374 709.331 982.63 701.827 982.63 690.578C982.63 680.578 981.374 680.578 978.877 671.826C977.629 668.074 977.629 665.578 975.125 661.825C972.628 658.073 966.372 653.081 962.627 649.329C957.627 644.329 951.37 638.073 945.121 636.825C936.368 634.327 928.871 639.329 921.366 636.825C915.117 634.327 907.62 625.576 900.115 621.825C895.114 620.576 888.866 620.576 883.865 620.576C883.865 618.076 883.865 613.076 881.361 611.825C877.616 609.326 870.111 611.825 865.111 611.825C860.11 611.825 858.862 608.076 855.109 606.825C851.357 605.576 833.858 604.326 831.354 606.825C828.858 608.076 830.106 611.825 830.106 614.326ZM1728.97 564.324C1737.73 578.075 1753.98 596.824 1768.98 600.575C1765.23 593.075 1761.48 591.824 1756.48 586.824C1748.98 580.575 1736.48 568.074 1728.97 564.324ZM1635.21 505.572C1635.21 505.572 1632.71 499.322 1632.71 499.322C1637.71 501.821 1642.71 504.322 1645.21 509.322C1646.46 513.073 1646.46 515.573 1646.46 519.323C1646.46 526.822 1657.72 544.324 1665.22 545.574C1667.72 546.823 1667.72 545.574 1670.22 545.574C1670.22 545.574 1666.47 520.573 1666.47 520.573C1663.97 516.822 1660.22 518.073 1656.47 513.073C1656.47 513.073 1633.96 480.572 1633.96 480.572C1632.71 478.071 1627.71 470.571 1628.96 466.82C1631.46 464.321 1637.71 464.321 1640.21 464.321C1640.21 464.321 1618.96 440.57 1618.96 440.57C1616.46 438.07 1612.71 433.07 1607.71 434.32C1602.71 435.57 1600.21 441.819 1597.71 445.57C1595.21 449.321 1591.46 453.071 1591.46 456.82C1592.71 461.82 1597.71 468.071 1600.21 471.82C1600.21 471.82 1620.21 491.821 1620.21 491.821C1625.21 498.072 1627.71 501.821 1635.21 505.572ZM1956.5 531.822C1955.25 513.073 1945.25 494.322 1932.75 479.322C1932.75 479.322 1912.75 459.321 1912.75 459.321C1905.25 449.321 1897.75 433.07 1886.5 420.57C1873.99 408.069 1863.99 404.319 1852.74 394.319C1852.74 394.319 1833.99 374.318 1833.99 374.318C1833.99 374.318 1800.23 340.567 1800.23 340.567C1791.48 331.816 1781.48 318.066 1775.23 308.066C1768.98 296.815 1771.48 293.065 1767.73 288.065C1765.23 284.315 1755.23 279.315 1750.23 278.065C1750.23 278.065 1752.73 273.065 1752.73 273.065C1752.73 273.065 1743.98 268.065 1743.98 268.065C1750.23 258.064 1742.73 260.564 1736.48 250.564C1733.98 246.813 1733.98 241.813 1730.23 234.314C1723.97 225.563 1715.22 218.063 1706.47 211.812C1706.47 211.812 1663.97 183.062 1663.97 183.062C1650.21 174.312 1631.46 161.81 1615.21 159.311C1602.71 158.061 1593.96 164.311 1581.46 165.561C1570.2 166.81 1546.45 164.311 1537.7 174.312C1528.95 183.062 1546.45 201.812 1552.7 209.313C1552.7 209.313 1570.2 230.563 1570.2 230.563C1575.2 236.813 1576.46 240.564 1581.46 248.064C1586.46 253.064 1596.46 260.564 1600.21 266.814C1603.96 273.065 1596.46 274.315 1601.46 283.065C1605.21 290.565 1615.21 300.566 1617.71 308.066C1618.96 313.066 1618.96 320.566 1622.71 324.316C1626.46 326.816 1631.46 324.316 1635.21 324.316C1641.46 323.066 1660.22 315.566 1665.22 319.316C1670.22 323.066 1686.47 343.067 1690.22 348.067C1692.72 350.567 1697.72 356.817 1696.47 360.568C1696.47 366.817 1677.72 358.068 1681.47 366.817C1682.72 369.318 1693.97 376.817 1697.72 380.568C1697.72 380.568 1711.47 395.569 1711.47 395.569C1711.47 395.569 1727.72 410.569 1727.72 410.569C1731.48 414.319 1735.23 421.819 1738.98 424.32C1746.48 428.07 1751.48 419.32 1757.73 424.32C1770.23 431.819 1777.73 450.571 1790.23 463.071C1798.98 469.321 1801.48 468.071 1808.99 471.82C1815.24 475.571 1818.99 480.572 1825.24 485.572C1835.24 491.821 1836.49 488.072 1847.74 499.322C1862.74 514.323 1875.24 529.323 1887.75 545.574C1892.75 551.823 1905.25 565.574 1911.5 568.074C1912.75 568.074 1914 568.074 1915.25 568.074C1915.25 568.074 1930.25 561.823 1930.25 561.823C1930.25 561.823 1931.5 561.823 1931.5 560.574C1932.75 556.823 1932.75 551.823 1934 548.074C1935.25 544.324 1937.75 543.074 1939 538.073C1940.25 534.323 1940.25 526.822 1944 525.573C1947.75 524.323 1954 530.573 1956.5 531.822ZM1688.97 183.062C1688.97 178.062 1687.72 176.811 1686.47 171.811C1680.22 160.561 1672.72 153.061 1661.47 148.061C1657.72 146.81 1646.46 143.061 1643.96 146.81C1640.21 151.81 1652.71 161.81 1656.47 164.311C1660.22 168.061 1665.22 170.562 1668.97 174.312C1676.47 179.312 1680.22 180.562 1688.97 183.062ZM1215.16 35.5569C1231.41 38.0569 1237.66 38.0569 1252.66 45.5572C1266.41 51.807 1273.92 60.5577 1290.17 63.0577C1290.17 63.0577 1273.92 41.8067 1273.92 41.8067C1273.92 41.8067 1285.17 35.5569 1285.17 35.5569C1280.17 30.5567 1277.67 30.5567 1272.67 26.8062C1270.17 24.3069 1270.17 21.806 1267.66 19.3067C1265.16 19.3067 1258.91 19.3067 1256.41 19.3067C1248.91 20.5564 1242.66 21.806 1233.91 24.3069C1226.41 25.5565 1216.41 26.8062 1215.16 35.5569ZM1293.92 8.05593C1291.42 14.3066 1285.17 15.5562 1278.92 19.3067C1280.17 20.5564 1280.17 21.806 1281.42 23.0564C1285.17 25.5565 1305.17 30.5567 1310.17 31.8063C1322.67 33.0568 1323.92 25.5565 1338.92 24.3069C1338.92 24.3069 1357.68 23.0564 1357.68 23.0564C1375.18 23.0564 1398.93 24.3069 1415.18 18.0563C1410.18 9.30637 1406.43 9.30637 1397.68 5.55585C1383.93 0.555695 1368.93 -1.94439 1353.93 1.80533C1340.17 4.30621 1340.17 9.30637 1322.67 9.30637C1322.67 9.30637 1293.92 8.05593 1293.92 8.05593ZM802.606 2103.13C520.066 2015.63 860.11 2120.63 802.606 2103.13Z" koffice: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g draw:style-name="gr1" draw:id="shape21" draw:name="g1685" svg:y="2.46004035543pt">
                <draw:g draw:style-name="gr1" draw:id="shape22" draw:name="g903" svg:y="0.00000000000pt">
                  <draw:g draw:style-name="gr1" draw:id="shape23" draw:name="g847" svg:y="0.00000000000pt">
                    <draw:path draw:style-name="gr3" draw:id="shape24" draw:name="path664" draw:layer="g872" svg:width="17.39296791499pt" svg:height="94.64513201853pt" draw:transform="matrix(0.11325704367 0.06958927507 -0.05747608147 0.09241854723 49.12017685551pt 20.59403494410pt)" svg:viewBox="0 0 17 95" svg:d="M8.54511 0C-1.05599 19.6224 -0.38048 34.9673 0.423216 46.9816C0.987064 53.7928 1.75773 58.2932 3.94234 66.2679C6.12694 74.2433 9.08458 86.3103 9.18052 94.6451C9.28511 86.371 11.5326 74.2034 13.379 67.5439C15.2247 60.8836 17.0499 52.7324 17.2788 46.5863C17.5524 34.0874 18.0966 19.3534 8.54511 0Z" koffice:nodeTypes="ccccccc"/>
                    <draw:g draw:style-name="gr1" draw:id="shape25" draw:name="g718" svg:y="42.99588929980pt">
                      <draw:path draw:style-name="gr3" draw:id="shape26" draw:name="path705" draw:layer="g872" svg:width="19.55250367214pt" svg:height="106.17320337944pt" draw:transform="matrix(0.01109204187 0.15033182459 0.16561171163 0.01224218231 45.81768063611pt 69.64053946219pt)" svg:viewBox="0 0 20 106" svg:d="M0.847253 0C-1.64339 21.9204 1.96881 42.6111 3.83294 53.6785C5.50717 60.1924 6.28138 64.757 8.53586 72.7157C10.7903 80.6751 14.5405 98.1002 15.4032 106.173C15.6207 99.1943 15.9266 80.5126 16.8778 73.55C17.6276 66.6106 18.2826 61.2339 19.2288 54.2698C21.0077 38.1078 15.533 14.6646 0.847253 0Z" koffice:nodeTypes="ccccccc"/>
                      <draw:path draw:style-name="gr3" draw:id="shape27" draw:name="path704" draw:layer="g872" svg:width="33.35511256853pt" svg:height="85.29144940424pt" draw:transform="matrix(0.12779787346 -0.07805162312 0.10591476899 0.12906367880 50.28080774992pt 64.85808032255pt)" svg:viewBox="0 0 33 85" svg:d="M8.62901 0C-1.04512 19.6929 -0.387448 32.3297 0.422362 44.3871C0.990492 51.2228 2.68142 56.6865 7.2883 63.5471C12.388 70.8051 25.1144 80.137 33.3551 85.2914C27.7847 79.1866 20.5725 70.9221 18.502 64.2763C16.3951 57.8918 17.1756 50.1586 17.4061 43.9904C17.6819 31.4466 18.2532 19.4228 8.62901 0Z" koffice:nodeTypes="ccccccc"/>
                    </draw:g>
                    <draw:g draw:style-name="gr1" draw:id="shape28" draw:name="g721" svg:y="35.74514912835pt">
                      <draw:path draw:style-name="gr3" draw:id="shape29" draw:name="path702" draw:layer="g872" svg:width="17.95955119607pt" svg:height="102.73732768627pt" draw:transform="matrix(-0.04981383375 0.13736989744 0.13645492210 0.07301590470 40.18993114079pt 60.10983452928pt)" svg:viewBox="0 0 18 103" svg:d="M4.85813 0C-2.86625 18.7851 0.727052 39.5694 1.56741 51.6497C2.15698 58.4983 3.83523 63.1751 6.83568 70.9077C10.0705 78.397 14.4581 93.8205 17.1428 102.737C18.007 93.6165 16.5368 79.4954 16.499 72.7431C16.2762 65.8407 17.6666 57.9571 17.9059 51.7773C18.192 39.2098 17.7883 17.3616 4.85813 0Z" koffice:nodeTypes="ccccccc"/>
                      <draw:path draw:style-name="gr3" draw:id="shape30" draw:name="path701" draw:layer="g872" svg:width="26.92407130570pt" svg:height="86.65243273674pt" draw:transform="matrix(0.13979937835 -0.02118647551 0.03946485215 0.15411984935 46.08715898037pt 57.08400264949pt)" svg:viewBox="0 0 27 87" svg:d="M7.08804 0C-0.463729 20.7342 -0.893524 30.1987 0.846425 41.7117C1.82904 48.4885 1.69324 54.0623 5.28737 61.5658C8.89269 68.7328 17.3935 80.5767 26.9241 86.6524C19.9052 78.0062 16.593 70.4722 15.8197 63.3132C15.2533 56.4465 15.7055 48.6073 15.9379 42.4264C16.216 29.8566 16.7911 19.463 7.08804 0Z" koffice:nodeTypes="ccccccc"/>
                    </draw:g>
                    <draw:g draw:style-name="gr1" draw:id="shape31" draw:name="g724" svg:y="27.27927390493pt">
                      <draw:path draw:style-name="gr3" draw:id="shape32" draw:name="path699" draw:layer="g872" svg:width="19.11602831054pt" svg:height="96.34430816667pt" draw:transform="matrix(-0.08403753405 0.11953911414 0.11258221581 0.10619130755 37.53745645778pt 50.56822151826pt)" svg:viewBox="0 0 19 96" svg:d="M4.03364 0C-1.93317 18.2294 0.259115 37.8309 1.05844 49.8892C1.61923 56.7255 3.41811 61.0308 5.59084 69.0347C7.76357 77.0394 14.6439 87.333 19.116 96.3443C15.7599 87.1943 16.0814 77.8945 16.5342 70.9725C16.8557 64.0225 17.5948 55.6611 17.8224 49.4925C18.0946 36.9477 16.6054 17.5394 4.03364 0Z" koffice:nodeTypes="ccccccc"/>
                      <draw:path draw:style-name="gr3" draw:id="shape33" draw:name="path698" draw:layer="g872" svg:width="22.49142090277pt" svg:height="89.83847254044pt" draw:transform="matrix(0.14047034910 0.01614945574 -0.00225710801 0.15907641302 43.66888624750pt 48.34950691827pt)" svg:viewBox="0 0 22 90" svg:d="M7.33461 0C-2.32399 19.6416 0.00264817 32.6019 0.928241 44.6103C1.77077 53.0731 4.27541 58.3668 8.07509 65.7217C12.1683 73.7921 17.1902 81.6874 22.4914 89.8385C18.7052 81.864 17.0953 73.9895 16.2963 67.3731C15.2852 60.6191 15.8904 52.7838 16.1206 46.6317C16.396 34.1205 16.9434 19.3722 7.33461 0Z" koffice:nodeTypes="ccccccc"/>
                    </draw:g>
                    <draw:g draw:style-name="gr1" draw:id="shape34" draw:name="g727" svg:y="19.91853876614pt">
                      <draw:path draw:style-name="gr3" draw:id="shape35" draw:name="path696" draw:layer="g872" svg:width="19.31618363056pt" svg:height="96.62019846000pt" draw:transform="matrix(-0.11128622434 0.08238685547 0.07997548624 0.12384550195 37.38401847937pt 41.45928092753pt)" svg:viewBox="0 0 19 97" svg:d="M7.80932 0C-1.78946 19.7226 -0.309828 32.4628 0.838032 44.4918C1.34514 51.5931 4.85004 61.3436 7.59704 67.8004C11.1129 76.5742 15.7586 86.8408 19.3162 96.6202C18.8413 87.2461 16.4308 77.3077 16.7193 69.4569C16.7421 62.5162 16.3121 53.0016 16.5409 46.8241C16.8145 34.2613 17.3585 19.4521 7.80932 0Z" koffice:nodeTypes="ccccccc"/>
                      <draw:path draw:style-name="gr3" draw:id="shape36" draw:name="path695" draw:layer="g872" svg:width="24.77859012116pt" svg:height="93.06881272430pt" draw:transform="matrix(0.12997731254 0.05220725900 -0.04343466454 0.13928269231 43.73688651200pt 40.70704505544pt)" svg:viewBox="0 0 25 93" svg:d="M7.66516 0C-2.2592 19.6665 -0.0164852 34.668 0.81427 46.7093C1.39628 53.5358 5.49153 64.0053 8.64467 69.4777C13.0301 76.6988 19.3315 84.9074 24.7786 93.0688C20.8882 85.0843 17.8895 75.4791 16.636 68.3325C15.4801 61.5892 15.7833 52.7147 16.0199 46.5548C16.3028 34.0278 17.5383 19.3968 7.66516 0Z" koffice:nodeTypes="ccccccc"/>
                    </draw:g>
                    <draw:g draw:style-name="gr1" draw:id="shape37" draw:name="g733" svg:y="3.06992525793pt">
                      <draw:path draw:style-name="gr3" draw:id="shape38" draw:name="path676" draw:layer="g872" svg:width="19.14066961147pt" svg:height="94.90617344681pt" draw:transform="matrix(-0.13700632220 0.01128596935 0.01128596935 0.13700632220 43.69958162285pt 24.17606650167pt)" svg:viewBox="0 0 19 95" svg:d="M7.31366 0C-2.24141 19.7537 0.0149044 31.145 0.814747 43.2397C1.37589 50.0965 3.0781 57.9533 5.25223 65.9814C7.42636 74.0102 15.1297 85.428 19.1407 94.9062C15.7942 82.342 15.9491 75.2497 15.4827 68.122C14.8441 61.1872 15.3982 53.1174 16.0055 46.898C16.8499 34.3419 16.8194 19.4828 7.31366 0Z" koffice:nodeTypes="ccccccc"/>
                      <draw:path draw:style-name="gr3" draw:id="shape39" draw:name="path674" draw:layer="g872" svg:width="22.54189252524pt" svg:height="91.99840000696pt" draw:transform="matrix(0.08933134394 0.10448914483 -0.10448914483 0.08933134394 49.67554815529pt 26.62571009937pt)" svg:viewBox="0 0 23 92" svg:d="M7.77993 0C-1.88951 19.659 -0.144749 34.6725 0.664668 46.7092C1.23253 53.5331 3.09846 60.5811 6.65689 68.0546C10.4648 75.6417 17.2347 83.8401 22.5419 91.9984C18.7514 84.0169 15.6753 74.413 15.1851 67.8122C14.6085 61.8907 15.8298 51.8003 15.6761 45.6404C15.2199 32.4861 16.396 18.779 7.77993 0Z" koffice:nodeTypes="ccccccc"/>
                    </draw:g>
                    <draw:g draw:style-name="gr1" draw:id="shape40" draw:name="g844" svg:y="10.80315900820pt">
                      <draw:path draw:style-name="gr3" draw:id="shape41" draw:name="path687" draw:layer="g872" svg:width="27.43229989730pt" svg:height="94.66517259574pt" draw:transform="matrix(-0.12586143279 0.05771606126 0.05277123665 0.13765532414 39.76965424476pt 31.89502778589pt)" svg:viewBox="0 0 27 95" svg:d="M1.67742 0C-2.06802 19.8282 1.16985 34.7294 4.46235 46.5374C5.83779 51.8264 10.0599 62.0632 13.9891 69.3657C18.4306 77.2109 22.8831 85.7659 27.4323 94.6652C25.2523 85.9706 24.1026 78.0724 22.7446 71.0364C21.8236 66.4764 21.0524 55.8365 19.6215 49.055C17.5049 36.7927 15.4501 18.1278 1.67742 0Z" koffice:nodeTypes="ccccccc"/>
                      <draw:path draw:style-name="gr3" draw:id="shape42" draw:name="path684" draw:layer="g872" svg:width="20.87677533349pt" svg:height="92.58332171130pt" draw:transform="matrix(0.11644805373 0.07784317108 -0.07117371185 0.12735983908 45.38026023017pt 33.08526702203pt)" svg:viewBox="0 0 21 93" svg:d="M7.28243 0C-2.45527 19.7214 -0.277687 38.4397 1.70048 50.3003C3.0525 57.2984 4.375 61.2172 7.58314 68.9078C11.1335 76.8898 15.5317 84.3991 20.8768 92.5833C17.0592 84.5765 17.2219 77.8167 16.0167 71.0265C15.0149 64.2355 16.6373 52.3845 16.2472 43.039C15.4863 30.8774 14.9534 17.3933 7.28243 0Z" koffice:nodeTypes="ccccccc"/>
                    </draw:g>
                  </draw:g>
                  <draw:g draw:style-name="gr1" draw:id="shape43" draw:name="g883" svg:y="0.00000204712pt">
                    <draw:path draw:style-name="gr3" draw:id="shape44" draw:name="path884" draw:layer="g872" svg:width="17.39296791499pt" svg:height="94.64513201853pt" draw:transform="matrix(-0.11325704367 0.06958927507 0.05747608147 0.09241854723 94.76665745998pt 20.59403699122pt)" svg:viewBox="0 0 17 95" svg:d="M8.54511 0C-1.05599 19.6224 -0.38048 34.9673 0.423216 46.9816C0.987064 53.7928 1.75773 58.2932 3.94234 66.2679C6.12694 74.2433 9.08458 86.3103 9.18052 94.6451C9.28511 86.371 11.5326 74.2034 13.379 67.5439C15.2247 60.8836 17.0499 52.7324 17.2788 46.5863C17.5524 34.0874 18.0966 19.3534 8.54511 0Z" koffice:nodeTypes="ccccccc"/>
                    <draw:g draw:style-name="gr1" draw:id="shape45" draw:name="g885" svg:y="42.99588929981pt">
                      <draw:path draw:style-name="gr3" draw:id="shape46" draw:name="path886" draw:layer="g872" svg:width="19.55250367214pt" svg:height="106.17320337944pt" draw:transform="matrix(-0.01109204187 0.15033182459 -0.16561171163 0.01224218231 98.06915367938pt 69.64054150932pt)" svg:viewBox="0 0 20 106" svg:d="M0.847253 0C-1.64339 21.9204 1.96881 42.6111 3.83294 53.6785C5.50717 60.1924 6.28138 64.757 8.53586 72.7157C10.7903 80.6751 14.5405 98.1002 15.4032 106.173C15.6207 99.1943 15.9266 80.5126 16.8778 73.55C17.6276 66.6106 18.2826 61.2339 19.2288 54.2698C21.0077 38.1078 15.533 14.6646 0.847253 0Z" koffice:nodeTypes="ccccccc"/>
                      <draw:path draw:style-name="gr3" draw:id="shape47" draw:name="path887" draw:layer="g872" svg:width="33.35511256853pt" svg:height="85.29144940424pt" draw:transform="matrix(-0.12779787346 -0.07805162312 -0.10591476899 0.12906367880 93.60602656557pt 64.85808236968pt)" svg:viewBox="0 0 33 85" svg:d="M8.62901 0C-1.04512 19.6929 -0.387448 32.3297 0.422362 44.3871C0.990492 51.2228 2.68142 56.6865 7.2883 63.5471C12.388 70.8051 25.1144 80.137 33.3551 85.2914C27.7847 79.1866 20.5725 70.9221 18.502 64.2763C16.3951 57.8918 17.1756 50.1586 17.4061 43.9904C17.6819 31.4466 18.2532 19.4228 8.62901 0Z" koffice:nodeTypes="ccccccc"/>
                    </draw:g>
                    <draw:g draw:style-name="gr1" draw:id="shape48" draw:name="g888" svg:y="35.74514912836pt">
                      <draw:path draw:style-name="gr3" draw:id="shape49" draw:name="path889" draw:layer="g872" svg:width="17.95955119607pt" svg:height="102.73732768627pt" draw:transform="matrix(0.04981383375 0.13736989744 -0.13645492210 0.07301590470 103.69690317470pt 60.10983657640pt)" svg:viewBox="0 0 18 103" svg:d="M4.85813 0C-2.86625 18.7851 0.727052 39.5694 1.56741 51.6497C2.15698 58.4983 3.83523 63.1751 6.83568 70.9077C10.0705 78.397 14.4581 93.8205 17.1428 102.737C18.007 93.6165 16.5368 79.4954 16.499 72.7431C16.2762 65.8407 17.6666 57.9571 17.9059 51.7773C18.192 39.2098 17.7883 17.3616 4.85813 0Z" koffice:nodeTypes="ccccccc"/>
                      <draw:path draw:style-name="gr3" draw:id="shape50" draw:name="path890" draw:layer="g872" svg:width="26.92407130570pt" svg:height="86.65243273674pt" draw:transform="matrix(-0.13979937835 -0.02118647551 -0.03946485215 0.15411984935 97.79967533512pt 57.08400469662pt)" svg:viewBox="0 0 27 87" svg:d="M7.08804 0C-0.463729 20.7342 -0.893524 30.1987 0.846425 41.7117C1.82904 48.4885 1.69324 54.0623 5.28737 61.5658C8.89269 68.7328 17.3935 80.5767 26.9241 86.6524C19.9052 78.0062 16.593 70.4722 15.8197 63.3132C15.2533 56.4465 15.7055 48.6073 15.9379 42.4264C16.216 29.8566 16.7911 19.463 7.08804 0Z" koffice:nodeTypes="ccccccc"/>
                    </draw:g>
                    <draw:g draw:style-name="gr1" draw:id="shape51" draw:name="g891" svg:y="27.27927390493pt">
                      <draw:path draw:style-name="gr3" draw:id="shape52" draw:name="path892" draw:layer="g872" svg:width="19.11602831054pt" svg:height="96.34430816667pt" draw:transform="matrix(0.08403753405 0.11953911414 -0.11258221581 0.10619130755 106.34937785771pt 50.56822356539pt)" svg:viewBox="0 0 19 96" svg:d="M4.03364 0C-1.93317 18.2294 0.259115 37.8309 1.05844 49.8892C1.61923 56.7255 3.41811 61.0308 5.59084 69.0347C7.76357 77.0394 14.6439 87.333 19.116 96.3443C15.7599 87.1943 16.0814 77.8945 16.5342 70.9725C16.8557 64.0225 17.5948 55.6611 17.8224 49.4925C18.0946 36.9477 16.6054 17.5394 4.03364 0Z" koffice:nodeTypes="ccccccc"/>
                      <draw:path draw:style-name="gr3" draw:id="shape53" draw:name="path893" draw:layer="g872" svg:width="22.49142090277pt" svg:height="89.83847254044pt" draw:transform="matrix(-0.14047034910 0.01614945574 0.00225710801 0.15907641302 100.21794806799pt 48.34950896539pt)" svg:viewBox="0 0 22 90" svg:d="M7.33461 0C-2.32399 19.6416 0.00264817 32.6019 0.928241 44.6103C1.77077 53.0731 4.27541 58.3668 8.07509 65.7217C12.1683 73.7921 17.1902 81.6874 22.4914 89.8385C18.7052 81.864 17.0953 73.9895 16.2963 67.3731C15.2852 60.6191 15.8904 52.7838 16.1206 46.6317C16.396 34.1205 16.9434 19.3722 7.33461 0Z" koffice:nodeTypes="ccccccc"/>
                    </draw:g>
                    <draw:g draw:style-name="gr1" draw:id="shape54" draw:name="g894" svg:y="19.91853876614pt">
                      <draw:path draw:style-name="gr3" draw:id="shape55" draw:name="path895" draw:layer="g872" svg:width="19.31618363056pt" svg:height="96.62019846000pt" draw:transform="matrix(0.11128622434 0.08238685547 -0.07997548624 0.12384550195 106.50281583612pt 41.45928297466pt)" svg:viewBox="0 0 19 97" svg:d="M7.80932 0C-1.78946 19.7226 -0.309828 32.4628 0.838032 44.4918C1.34514 51.5931 4.85004 61.3436 7.59704 67.8004C11.1129 76.5742 15.7586 86.8408 19.3162 96.6202C18.8413 87.2461 16.4308 77.3077 16.7193 69.4569C16.7421 62.5162 16.3121 53.0016 16.5409 46.8241C16.8145 34.2613 17.3585 19.4521 7.80932 0Z" koffice:nodeTypes="ccccccc"/>
                      <draw:path draw:style-name="gr3" draw:id="shape56" draw:name="path896" draw:layer="g872" svg:width="24.77859012116pt" svg:height="93.06881272430pt" draw:transform="matrix(-0.12997731254 0.05220725900 0.04343466454 0.13928269231 100.14994780349pt 40.70704710256pt)" svg:viewBox="0 0 25 93" svg:d="M7.66516 0C-2.2592 19.6665 -0.0164852 34.668 0.81427 46.7093C1.39628 53.5358 5.49153 64.0053 8.64467 69.4777C13.0301 76.6988 19.3315 84.9074 24.7786 93.0688C20.8882 85.0843 17.8895 75.4791 16.636 68.3325C15.4801 61.5892 15.7833 52.7147 16.0199 46.5548C16.3028 34.0278 17.5383 19.3968 7.66516 0Z" koffice:nodeTypes="ccccccc"/>
                    </draw:g>
                    <draw:g draw:style-name="gr1" draw:id="shape57" draw:name="g897" svg:y="3.06992525794pt">
                      <draw:path draw:style-name="gr3" draw:id="shape58" draw:name="path898" draw:layer="g872" svg:width="19.14066961147pt" svg:height="94.90617344681pt" draw:transform="matrix(0.13700632220 0.01128596935 -0.01128596935 0.13700632220 100.18725269264pt 24.17606854880pt)" svg:viewBox="0 0 19 95" svg:d="M7.31366 0C-2.24141 19.7537 0.0149044 31.145 0.814747 43.2397C1.37589 50.0965 3.0781 57.9533 5.25223 65.9814C7.42636 74.0102 15.1297 85.428 19.1407 94.9062C15.7942 82.342 15.9491 75.2497 15.4827 68.122C14.8441 61.1872 15.3982 53.1174 16.0055 46.898C16.8499 34.3419 16.8194 19.4828 7.31366 0Z" koffice:nodeTypes="ccccccc"/>
                      <draw:path draw:style-name="gr3" draw:id="shape59" draw:name="path899" draw:layer="g872" svg:width="22.54189252524pt" svg:height="91.99840000696pt" draw:transform="matrix(-0.08933134394 0.10448914483 0.10448914483 0.08933134394 94.21128616020pt 26.62571214649pt)" svg:viewBox="0 0 23 92" svg:d="M7.77993 0C-1.88951 19.659 -0.144749 34.6725 0.664668 46.7092C1.23253 53.5331 3.09846 60.5811 6.65689 68.0546C10.4648 75.6417 17.2347 83.8401 22.5419 91.9984C18.7514 84.0169 15.6753 74.413 15.1851 67.8122C14.6085 61.8907 15.8298 51.8003 15.6761 45.6404C15.2199 32.4861 16.396 18.779 7.77993 0Z" koffice:nodeTypes="ccccccc"/>
                    </draw:g>
                    <draw:g draw:style-name="gr1" draw:id="shape60" draw:name="g900" svg:y="10.80315900821pt">
                      <draw:path draw:style-name="gr3" draw:id="shape61" draw:name="path901" draw:layer="g872" svg:width="27.43229989730pt" svg:height="94.66517259574pt" draw:transform="matrix(0.12586143279 0.05771606126 -0.05277123665 0.13765532414 104.11718007073pt 31.89502983302pt)" svg:viewBox="0 0 27 95" svg:d="M1.67742 0C-2.06802 19.8282 1.16985 34.7294 4.46235 46.5374C5.83779 51.8264 10.0599 62.0632 13.9891 69.3657C18.4306 77.2109 22.8831 85.7659 27.4323 94.6652C25.2523 85.9706 24.1026 78.0724 22.7446 71.0364C21.8236 66.4764 21.0524 55.8365 19.6215 49.055C17.5049 36.7927 15.4501 18.1278 1.67742 0Z" koffice:nodeTypes="ccccccc"/>
                      <draw:path draw:style-name="gr3" draw:id="shape62" draw:name="path902" draw:layer="g872" svg:width="20.87677533349pt" svg:height="92.58332171130pt" draw:transform="matrix(-0.11644805373 0.07784317108 0.07117371185 0.12735983908 98.50657408532pt 33.08526906916pt)" svg:viewBox="0 0 21 93" svg:d="M7.28243 0C-2.45527 19.7214 -0.277687 38.4397 1.70048 50.3003C3.0525 57.2984 4.375 61.2172 7.58314 68.9078C11.1335 76.8898 15.5317 84.3991 20.8768 92.5833C17.0592 84.5765 17.2219 77.8167 16.0167 71.0265C15.0149 64.2355 16.6373 52.3845 16.2472 43.039C15.4863 30.8774 14.9534 17.3933 7.28243 0Z" koffice:nodeTypes="ccccccc"/>
                    </draw:g>
                  </draw:g>
                </draw:g>
                <draw:g draw:style-name="gr1" draw:id="shape63" draw:name="g1682" svg:y="52.93801640323pt">
                  <draw:path draw:style-name="gr4" draw:id="shape64" draw:name="path679" draw:layer="g872" svg:width="108.58260035963pt" svg:height="63.83277456381pt" draw:transform="matrix(0.16770076000 0.00000000000 0.00000000000 0.16770076000 53.32514086544pt 74.12669944084pt)" svg:viewBox="0 0 109 64" svg:d="M108.478 7.72256C96.4078 8.13082 97.2086 0.614262 74.2575 0.00226305C65.4336 -0.225439 24.6798 16.8147 0 12.7856C1.59694 19.1772 25.3274 29.0834 46.3111 27.9657C57.1503 27.3809 88.7968 6.85569 101.405 15.9814C101.405 15.9814 86.1451 21.4286 69.4667 35.1563C59.2351 43.7155 51.1019 57.527 49.505 63.1197C55.8927 63.1197 62.2805 65.5165 68.6682 61.5218C74.2575 58.3259 84.39 26.4365 108.583 20.5059" koffice:nodeTypes="ccccccccc"/>
                  <draw:path draw:style-name="gr4" draw:id="shape65" draw:name="path680" draw:layer="g872" svg:width="108.58260035963pt" svg:height="63.83277456381pt" draw:transform="matrix(-0.16770076000 0.00000000000 0.00000000000 0.16770076000 89.73928141002pt 74.12670148797pt)" svg:viewBox="0 0 109 64" svg:d="M108.478 7.72256C96.4078 8.13082 97.2086 0.614262 74.2575 0.00226305C65.4336 -0.225439 24.6798 16.8147 0 12.7856C1.59694 19.1772 25.3274 29.0834 46.3111 27.9657C57.1503 27.3809 88.7968 6.85569 101.405 15.9814C101.405 15.9814 86.1451 21.4286 69.4667 35.1563C59.2351 43.7155 51.1019 57.527 49.505 63.1197C55.8927 63.1197 62.2805 65.5165 68.6682 61.5218C74.2575 58.3259 84.39 26.4365 108.583 20.5059" koffice:nodeTypes="ccccccccc"/>
                </draw:g>
              </draw:g>
            </draw:g>
            <draw:path draw:style-name="gr5" draw:id="shape66" draw:name="path1559" draw:layer="g872" svg:width="116.98460394568pt" svg:height="216.88094262652pt" draw:transform="matrix(0.16770076000 0.00000000000 0.00000000000 0.18603129157 60.35904738227pt 23.00849635029pt)" svg:viewBox="0 0 117 217" svg:d="M85.9303 216.881C85.9303 216.881 85.7688 196.984 74.0151 189.942C63.2502 183.492 48.4008 188.08 48.4008 181.701C48.1328 171.207 93.2395 174.012 95.0697 152.945C97.0152 130.549 70.6945 121.028 56.8683 116.958C44.1827 113.668 32.2299 111.179 31.9619 100.278C31.9619 93.9775 34.8905 80.0395 72.8312 75.6378C101.206 72.509 118.744 52.5725 116.844 33.1073C115.228 16.342 97.9416 -0.788758 66.5436 0.0281033C51.4118 0.421703 53.3605 3.26028 45.329 3.54325C33.2722 3.94166 9.43138 5.27878 4.71569 20.5057C0 35.7326 0 45.7089 0 45.7089C0 45.7089 16.4989 45.5077 27.5022 34.4813C38.5055 23.4549 44.5115 15.7632 47.6809 16.1448C51.3606 16.346 68.7235 15.5115 79.5468 18.4872C89.2581 20.9145 96.8872 26.1243 96.9336 35.2076C97.3624 46.2669 86.4543 54.6351 59.7321 58.8356C33.0098 63.0362 13.6231 76.1628 13.6231 99.2658C13.6231 122.369 31.0116 128.865 47.7409 131.782C65.3157 135.331 79.3564 138.874 78.8748 149.754C78.7372 158.913 67.4164 159.543 57.9042 162.396C48.7528 164.899 31.9619 169.1 33.5338 182.752C35.1057 196.403 55.5403 196.928 61.8279 197.979C68.1155 199.029 84.3584 207.43 85.9303 216.881Z" koffice:nodeTypes="cccccccccccccccccccccccc"/>
            <draw:path draw:style-name="gr6" draw:id="shape67" draw:name="path1493" draw:layer="g872" svg:width="15.30687376000pt" svg:height="310.16702486650pt" draw:transform="matrix(0.24374601123 0.00000000000 0.00000000000 0.17350052308 69.66371750954pt 15.13599898343pt)" svg:viewBox="0 0 15 310" svg:d="M0 0L5.529 307.443C5.55561 308.913 6.96407 310.182 7.65344 310.167C8.20039 310.182 9.79743 308.708 9.81778 307.561L15.3069 0Z" koffice:nodeTypes="cccccc"/>
            <draw:path draw:style-name="gr3" draw:id="shape68" draw:name="path1492" draw:layer="g872" svg:width="15.30687376000pt" svg:height="310.95713766194pt" draw:transform="matrix(0.16770076000 0.00000000000 0.00000000000 0.16770076000 70.25875864659pt 16.52441744426pt)" svg:viewBox="0 0 15 311" svg:d="M0 0L5.94215 310.077C5.95467 310.731 7.08536 310.957 7.65344 310.957C8.20039 310.957 9.27474 310.707 9.28647 310.077L15.3069 0Z" koffice:nodeTypes="cccccc"/>
            <draw:path draw:style-name="gr3" draw:id="shape69" draw:name="path1490" draw:layer="g872" svg:width="38.63238129455pt" svg:height="38.63239258736pt" draw:transform="matrix(0.16770076000 0.00000000000 0.00000000000 0.16770076000 68.37388125895pt 11.10831522992pt)" svg:viewBox="0 0 39 39" svg:d="M38.6324 19.3161C38.6324 29.9842 29.9842 38.6324 19.3161 38.6324C8.64815 38.6324 0 29.9842 0 19.3161C0 8.64815 8.64815 0 19.3161 0C29.9842 0 38.6324 8.64815 38.6324 19.3161Z" koffice:nodeTypes="ccccc"/>
            <draw:rect draw:style-name="gr6" draw:id="shape70" draw:name="rect1577" draw:layer="g872" svg:width="14.93030880000pt" svg:height="26.43155840000pt" draw:transform="matrix(0.16557079265 -0.02664362595 0.00000000000 0.16770076000 70.31373168165pt 33.37127925070pt)"/>
            <draw:rect draw:style-name="gr6" draw:id="shape71" draw:name="rect1578" draw:layer="g872" svg:width="10.33509840000pt" svg:height="17.64007600000pt" draw:transform="matrix(0.15945877075 -0.05192736643 0.00000000000 0.16770076000 70.76841687850pt 52.66115957023pt)"/>
            <draw:path draw:style-name="gr3" draw:id="shape72" draw:name="path1576" draw:layer="g872" svg:width="116.98460394568pt" svg:height="239.15642558661pt" draw:transform="matrix(0.16770076000 0.00000000000 0.00000000000 0.16770076000 60.35904738227pt 23.17945440410pt)" svg:viewBox="0 0 117 239" svg:d="M76.4678 18.2516C90.9708 19.5 96.8872 27.9108 96.9336 37.9693C97.3624 50.2165 86.4543 59.4835 59.7321 64.1354C33.0098 68.7874 13.6231 83.3241 13.6231 108.909C13.6231 134.493 31.9995 141.192 60.0552 148.186L59.5793 130.026C44.8594 127.002 32.2299 122.101 31.9619 110.03C31.9619 103.052 34.8905 87.6167 72.8312 82.7423C101.206 79.278 118.744 57.1996 116.844 35.6437C115.228 17.0776 95.0769 0.124841 76.8989 0.280892ZM57.8098 16.8927L57.3338 0C54.7468 0.197665 49.3448 2.7481 45.329 2.90415C33.2722 3.3451 9.43138 4.82638 4.71569 21.6887C0 38.551 0 49.5987 0 49.5987C0 49.5987 16.4989 49.3762 27.5022 37.165C38.5055 24.9546 44.4891 16.6647 47.6809 16.8591C49.5207 16.8591 51.5446 16.3486 57.8098 16.8927ZM71.9113 219.986C74.5535 220.743 84.3584 228.691 85.9303 239.156C85.9303 239.156 84.0745 214.072 71.9817 208.646ZM61.8279 218.055L61.4824 205.304C56.3491 204.905 48.4008 203.731 48.4008 200.199C48.1328 188.577 93.2395 191.683 95.0697 168.353C96.0425 155.953 87.5766 139.999 73.8391 134.365L73.6968 152.833C76.7421 154.633 79.1156 158.796 78.8748 164.82C78.7372 174.962 67.4164 175.661 57.9042 178.821C48.7528 181.592 31.9619 186.243 33.5338 201.362C35.1057 216.48 55.5403 216.892 61.8279 218.055Z" koffice:nodeTypes="ccccccccccccccccccccccccccccccccc"/>
            <draw:path draw:style-name="gr6" draw:id="shape73" draw:name="path1579" draw:layer="g872" svg:width="11.65730100976pt" svg:height="5.83504577238pt" draw:transform="matrix(0.12393388025 -0.11297748650 0.11297748650 0.12393388025 62.10266330911pt 26.83775724568pt)" svg:viewBox="0 0 12 6" svg:d="M11.6573 2.91752C11.6591 4.52856 9.04898 5.83505 5.82866 5.83505C2.60834 5.83505 -0.00175593 4.52856 8.86342e-07 2.91752C-0.00175593 1.30647 2.60834 0 5.82866 0C9.04898 0 11.6591 1.30647 11.6573 2.91752Z" koffice:nodeTypes="ccccc"/>
            <draw:path draw:style-name="gr6" draw:id="shape74" draw:name="path1581" draw:layer="g872" svg:width="15.89949508267pt" svg:height="22.33889515636pt" draw:transform="matrix(0.22323989770 0.00000000000 0.00000000000 0.19237457282 58.53578685204pt 31.38134537106pt)" svg:viewBox="0 0 16 22" svg:d="M11.993 0.716657C9.06578 6.68692 7.88386 13.1521 0 15.3924C4.44023 15.5311 7.82538 15.2005 9.35158 13.7068C9.3664 17.8938 10.3276 18.621 12.1627 22.3389C12.231 12.4266 11.8299 7.96545 15.8995 0Z" koffice:nodeTypes="cccccc"/>
            <draw:path draw:style-name="gr3" draw:id="shape75" draw:name="path1580" draw:layer="g872" svg:width="15.01872516000pt" svg:height="22.15353477565pt" draw:transform="matrix(0.16770076000 0.00000000000 0.00000000000 0.16770076000 59.16703038019pt 31.49794874253pt)" svg:viewBox="0 0 15 22" svg:d="M11.8479 0.69799C11.8479 0.69799 7.41907 13.6685 0 15.8504C4.17846 15.9855 7.19507 14.8046 8.63129 13.3498C8.64524 17.4278 8.70725 18.5325 10.9961 22.1535C10.8914 12.4335 11.1891 7.75798 15.0187 0Z" koffice:nodeTypes="c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35:57</dc:date>
    <meta:creation-date>2011-05-22T06:10:20</meta:creation-date>
    <dc:creator>Yue Liu</dc:creator>
  </office:meta>
</office:document-meta>
</file>